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G_d0_f2" svg:font-family="G_d0_f2"/>
    <style:font-face style:name="Inherit" svg:font-family="Inherit"/>
    <style:font-face style:name="Palatino Linotype" svg:font-family="'Palatino Linotyp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1.86pt"/>
    </style:style>
    <style:style style:name="co2" style:family="table-column">
      <style:table-column-properties fo:break-before="auto" style:column-width="218.81pt"/>
    </style:style>
    <style:style style:name="co3" style:family="table-column">
      <style:table-column-properties fo:break-before="auto" style:column-width="548.65pt"/>
    </style:style>
    <style:style style:name="co4" style:family="table-column">
      <style:table-column-properties fo:break-before="auto" style:column-width="82.66pt"/>
    </style:style>
    <style:style style:name="co5" style:family="table-column">
      <style:table-column-properties fo:break-before="auto" style:column-width="278.5pt"/>
    </style:style>
    <style:style style:name="co6" style:family="table-column">
      <style:table-column-properties fo:break-before="auto" style:column-width="417.4pt"/>
    </style:style>
    <style:style style:name="co7" style:family="table-column">
      <style:table-column-properties fo:break-before="auto" style:column-width="60.46pt"/>
    </style:style>
    <style:style style:name="co8" style:family="table-column">
      <style:table-column-properties fo:break-before="auto" style:column-width="209.06pt"/>
    </style:style>
    <style:style style:name="co9" style:family="table-column">
      <style:table-column-properties fo:break-before="auto" style:column-width="319.44pt"/>
    </style:style>
    <style:style style:name="co10" style:family="table-column">
      <style:table-column-properties fo:break-before="auto" style:column-width="50.71pt"/>
    </style:style>
    <style:style style:name="co11" style:family="table-column">
      <style:table-column-properties fo:break-before="auto" style:column-width="1364.51pt"/>
    </style:style>
    <style:style style:name="co12" style:family="table-column">
      <style:table-column-properties fo:break-before="auto" style:column-width="222.94pt"/>
    </style:style>
    <style:style style:name="co13" style:family="table-column">
      <style:table-column-properties fo:break-before="auto" style:column-width="147.94pt"/>
    </style:style>
    <style:style style:name="co14" style:family="table-column">
      <style:table-column-properties fo:break-before="auto" style:column-width="377.8pt"/>
    </style:style>
    <style:style style:name="co15" style:family="table-column">
      <style:table-column-properties fo:break-before="auto" style:column-width="375.76pt"/>
    </style:style>
    <style:style style:name="co16"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alatino Linotype" fo:font-size="8pt" fo:font-style="normal" fo:text-shadow="none" style:text-underline-style="none" fo:font-weight="normal" style:font-size-asian="8pt" style:font-style-asian="normal" style:font-weight-asian="normal" style:font-name-complex="Palatino Linotype" style:font-size-complex="8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_d0_f2" fo:font-size="11pt" fo:font-style="normal" fo:text-shadow="none" style:text-underline-style="none" fo:font-weight="normal" style:font-size-asian="11pt" style:font-style-asian="normal" style:font-weight-asian="normal" style:font-name-complex="G_d0_f2"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map style:condition="is-true-formula(LEN(TRIM([.E1]))&gt;0)" style:apply-style-name="ConditionalStyle_5f_1" style:base-cell-address="Sheet1.E1"/>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italic" fo:text-shadow="none" style:text-underline-style="none" fo:font-weight="normal" style:font-size-asian="8pt" style:font-style-asian="italic" style:font-weight-asian="normal" style:font-name-complex="&quot;Liberation Sans&quot;" style:font-size-complex="8pt" style:font-style-complex="italic" style:font-weight-complex="normal"/>
      <style:map style:condition="is-true-formula(LEN(TRIM([.E1]))&gt;0)" style:apply-style-name="ConditionalStyle_5f_1" style:base-cell-address="Sheet1.E1"/>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0" style:family="table-cell" style:parent-style-name="Default">
      <style:table-cell-properties fo:background-color="#666666"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9" table:default-cell-style-name="Default"/>
        <table:table-row table:style-name="ro1">
          <table:table-cell table:style-name="ce1" table:number-columns-repeated="2"/>
          <table:table-cell table:style-name="ce5" office:value-type="string" calcext:value-type="string">
            <text:p>Query 1: ("intelligent agent" OR "intelligent agents" OR "cognitive agent" OR "cognitive agents" OR "multiagent" OR "multi agent") &amp; <text:s/>"behavioral economics"</text:p>
          </table:table-cell>
          <table:table-cell table:style-name="ce5"/>
          <table:table-cell table:style-name="ce13"/>
          <table:table-cell table:style-name="ce18"/>
          <table:table-cell table:style-name="ce1" table:number-columns-repeated="9"/>
          <table:table-cell table:number-columns-repeated="1009"/>
        </table:table-row>
        <table:table-row table:style-name="ro1">
          <table:table-cell table:style-name="ce1" table:number-columns-repeated="2"/>
          <table:table-cell table:style-name="ce5" office:value-type="string" calcext:value-type="string">
            <text:p>Query 2: ("intelligent agent" OR "intelligent agents" OR "cognitive agent" OR "cognitive agents" OR "multiagent" OR "multi agent") &amp; "behavioral finance"</text:p>
          </table:table-cell>
          <table:table-cell table:style-name="ce5"/>
          <table:table-cell table:style-name="ce13"/>
          <table:table-cell table:style-name="ce18"/>
          <table:table-cell table:style-name="ce1" table:number-columns-repeated="9"/>
          <table:table-cell table:number-columns-repeated="1009"/>
        </table:table-row>
        <table:table-row table:style-name="ro1">
          <table:table-cell table:style-name="ce1" table:number-columns-repeated="4"/>
          <table:table-cell table:style-name="ce14"/>
          <table:table-cell table:style-name="ce19"/>
          <table:table-cell table:style-name="ce1" table:number-columns-repeated="9"/>
          <table:table-cell table:number-columns-repeated="1009"/>
        </table:table-row>
        <table:table-row table:style-name="ro1">
          <table:table-cell table:style-name="ce2" office:value-type="string" calcext:value-type="string">
            <text:p>Query made on Google Scholar</text:p>
          </table:table-cell>
          <table:table-cell table:style-name="ce2" office:value-type="string" calcext:value-type="string">
            <text:p>Position of the paper in the list of papers returned by the query</text:p>
          </table:table-cell>
          <table:table-cell table:style-name="ce2" office:value-type="string" calcext:value-type="string">
            <text:p>Family names of the authors</text:p>
          </table:table-cell>
          <table:table-cell table:style-name="ce2" office:value-type="string" calcext:value-type="string">
            <text:p>Number of the authors</text:p>
          </table:table-cell>
          <table:table-cell table:style-name="ce15" office:value-type="string" calcext:value-type="string">
            <text:p>Title</text:p>
          </table:table-cell>
          <table:table-cell table:style-name="ce2" office:value-type="string" calcext:value-type="string">
            <text:p>Cut and paste of the paper’s abstract</text:p>
          </table:table-cell>
          <table:table-cell table:style-name="ce2" office:value-type="string" calcext:value-type="string">
            <text:p>Publication year</text:p>
          </table:table-cell>
          <table:table-cell table:style-name="ce2" office:value-type="string" calcext:value-type="string">
            <text:p>Venue (name of the journal or name of the conference)</text:p>
          </table:table-cell>
          <table:table-cell table:style-name="ce2" office:value-type="string" calcext:value-type="string">
            <text:p>Bibtex DBLP</text:p>
          </table:table-cell>
          <table:table-cell table:style-name="ce2" office:value-type="string" calcext:value-type="string">
            <text:p>bibtex xource</text:p>
          </table:table-cell>
          <table:table-cell table:style-name="ce2" office:value-type="string" calcext:value-type="string">
            <text:p>Bibtex </text:p>
          </table:table-cell>
          <table:table-cell table:style-name="ce2" office:value-type="string" calcext:value-type="string">
            <text:p>URL of the pdf file</text:p>
          </table:table-cell>
          <table:table-cell table:style-name="ce2" office:value-type="string" calcext:value-type="string">
            <text:p>Are the agents implemented? (YES or NO)</text:p>
          </table:table-cell>
          <table:table-cell table:style-name="ce2" office:value-type="string" calcext:value-type="string">
            <text:p>If the agents are implemented, in which language/framework? (for example, JADE, Jason, NetLogo, Python….)</text:p>
          </table:table-cell>
          <table:table-cell table:style-name="ce2" office:value-type="string" calcext:value-type="string">
            <text:p>If the agents are implemented, is the code available online? (if yes, put the url of the code, otherwise write no)</text:p>
          </table:table-cell>
          <table:table-cell table:number-columns-repeated="1009"/>
        </table:table-row>
        <table:table-row table:style-name="ro1">
          <table:table-cell table:style-name="ce2" office:value-type="string" calcext:value-type="string">
            <text:p>Q1</text:p>
          </table:table-cell>
          <table:table-cell table:style-name="ce2" office:value-type="float" office:value="1" calcext:value-type="float">
            <text:p>1</text:p>
          </table:table-cell>
          <table:table-cell table:style-name="ce2" office:value-type="string" calcext:value-type="string">
            <text:p>Jean-Daniel Kant &amp; Daniel Domingue</text:p>
          </table:table-cell>
          <table:table-cell table:style-name="ce2" office:value-type="float" office:value="2" calcext:value-type="float">
            <text:p>2</text:p>
          </table:table-cell>
          <table:table-cell table:style-name="ce15" office:value-type="string" calcext:value-type="string">
            <text:p>How multi-agent systems can be good for Behavioral Economics : a case study</text:p>
          </table:table-cell>
          <table:table-cell table:style-name="ce2"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table:style-name="ce2" office:value-type="float" office:value="2007" calcext:value-type="float">
            <text:p>2007</text:p>
          </table:table-cell>
          <table:table-cell table:style-name="ce2" office:value-type="string" calcext:value-type="string">
            <text:p>Society for the Advancement of Behavioral Economics - SABE</text:p>
          </table:table-cell>
          <table:table-cell table:style-name="ce2"/>
          <table:table-cell table:style-name="ce6" office:value-type="string" calcext:value-type="string">
            <text:p><text:a xlink:href="https://citeseerx.ist.psu.edu/document?repid=rep1&amp;type=pdf&amp;doi=ed7bbb9372184a7ffa4c34adc82258defa4f80d6" xlink:type="simple">https://citeseerx.ist.psu.edu/document?repid=rep1&amp;type=pdf&amp;doi=ed7bbb9372184a7ffa4c34adc82258defa4f80d6</text:a></text:p>
          </table:table-cell>
          <table:table-cell table:style-name="ce2"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table:style-name="ce2" table:number-columns-repeated="4"/>
          <table:table-cell table:number-columns-repeated="1009"/>
        </table:table-row>
        <table:table-row table:style-name="ro1">
          <table:table-cell table:style-name="ce2" office:value-type="string" calcext:value-type="string">
            <text:p>Q1</text:p>
          </table:table-cell>
          <table:table-cell table:style-name="ce2" office:value-type="float" office:value="2" calcext:value-type="float">
            <text:p>2</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Computationally intelligent agents in economics and finance</text:p>
          </table:table-cell>
          <table:table-cell table:style-name="ce2"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table:style-name="ce2" office:value-type="float" office:value="2007" calcext:value-type="float">
            <text:p>2007</text:p>
          </table:table-cell>
          <table:table-cell table:style-name="ce2"/>
          <table:table-cell table:style-name="ce2"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style-name="ce2" table:number-columns-repeated="6"/>
          <table:table-cell table:number-columns-repeated="1009"/>
        </table:table-row>
        <table:table-row table:style-name="ro1">
          <table:table-cell table:style-name="ce2" office:value-type="string" calcext:value-type="string">
            <text:p>Q1</text:p>
          </table:table-cell>
          <table:table-cell table:style-name="ce2" office:value-type="float" office:value="3" calcext:value-type="float">
            <text:p>3</text:p>
          </table:table-cell>
          <table:table-cell table:style-name="ce2" office:value-type="string" calcext:value-type="string">
            <text:p>Robert L. Axtell</text:p>
          </table:table-cell>
          <table:table-cell table:style-name="ce2" office:value-type="float" office:value="1" calcext:value-type="float">
            <text:p>1</text:p>
          </table:table-cell>
          <table:table-cell table:style-name="ce15" office:value-type="string" calcext:value-type="string">
            <text:p>What economic agents do: How cognition and interaction lead to emergence and complexity</text:p>
          </table:table-cell>
          <table:table-cell table:style-name="ce2"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table:style-name="ce2" office:value-type="float" office:value="2007" calcext:value-type="float">
            <text:p>2007</text:p>
          </table:table-cell>
          <table:table-cell table:style-name="ce2" office:value-type="string" calcext:value-type="string">
            <text:p>Rev Austrian Econ 20, 105–122 (2007). https://doi.org/10.1007/s11138-007-0021-5</text:p>
          </table:table-cell>
          <table:table-cell table:style-name="ce2"/>
          <table:table-cell table:style-name="ce2" office:value-type="string" calcext:value-type="string">
            <text:p>springer</text:p>
          </table:table-cell>
          <table:table-cell table:style-name="ce2"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table:style-name="ce6" office:value-type="string" calcext:value-type="string">
            <text:p><text:a xlink:href="https://link.springer.com/article/10.1007/s11138-007-0021-5#citeas" xlink:type="simple">https://link.springer.com/article/10.1007/s11138-007-0021-5#citeas</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4" calcext:value-type="float">
            <text:p>4</text:p>
          </table:table-cell>
          <table:table-cell table:style-name="ce6" office:value-type="string" calcext:value-type="string">
            <text:p><text:a xlink:href="https://www.taylorfrancis.com/search?contributorName=Chen%20Shu-Heng&amp;contributorRole=author&amp;redirectFromPDP=true&amp;context=ubx" xlink:type="simple">Chen Shu-Heng &amp; Ying-Fang Kao &amp; Ragupathy Venkatachalam</text:a></text:p>
          </table:table-cell>
          <table:table-cell table:style-name="ce2" office:value-type="float" office:value="3" calcext:value-type="float">
            <text:p>3</text:p>
          </table:table-cell>
          <table:table-cell table:style-name="ce15" office:value-type="string" calcext:value-type="string">
            <text:p>Computational Behavioral Economics</text:p>
          </table:table-cell>
          <table:table-cell table:style-name="ce2"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google scholar</text:p>
          </table:table-cell>
          <table:table-cell table:style-name="ce2"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6" office:value-type="string" calcext:value-type="string">
            <text:p><text:a xlink:href="https://core.ac.uk/download/pdf/74246198.pdf" xlink:type="simple">https://core.ac.uk/download/pdf/74246198.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5" calcext:value-type="float">
            <text:p>5</text:p>
          </table:table-cell>
          <table:table-cell table:style-name="ce2" office:value-type="string" calcext:value-type="string">
            <text:p>Gali Noti</text:p>
          </table:table-cell>
          <table:table-cell table:style-name="ce2" office:value-type="float" office:value="1" calcext:value-type="float">
            <text:p>1</text:p>
          </table:table-cell>
          <table:table-cell table:style-name="ce15" office:value-type="string" calcext:value-type="string">
            <text:p>From Behavioral Theories to Econometrics: Inferring Preferences of Human Agents from Data on Repeated Interactions</text:p>
          </table:table-cell>
          <table:table-cell table:style-name="ce2"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2" office:value-type="float" office:value="2021" calcext:value-type="float">
            <text:p>2021</text:p>
          </table:table-cell>
          <table:table-cell table:style-name="ce20" office:value-type="string" calcext:value-type="string">
            <text:p>{AAAI} Press</text:p>
          </table:table-cell>
          <table:table-cell table:style-name="ce2"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2" table:number-columns-repeated="2"/>
          <table:table-cell table:style-name="ce6" office:value-type="string" calcext:value-type="string">
            <text:p><text:a xlink:href="https://ojs.aaai.org/index.php/AAAI/article/view/16708/16515" xlink:type="simple">https://ojs.aaai.org/index.php/AAAI/article/view/16708/16515</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6" calcext:value-type="float">
            <text:p>6</text:p>
          </table:table-cell>
          <table:table-cell table:style-name="ce2" office:value-type="string" calcext:value-type="string">
            <text:p>Matthias Mueller &amp; Andreas Pyka</text:p>
          </table:table-cell>
          <table:table-cell table:style-name="ce2" office:value-type="float" office:value="2" calcext:value-type="float">
            <text:p>2</text:p>
          </table:table-cell>
          <table:table-cell table:style-name="ce15" office:value-type="string" calcext:value-type="string">
            <text:p>Economic behaviour and agent-based modelling</text:p>
          </table:table-cell>
          <table:table-cell table:style-name="ce2"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Research Gate</text:p>
          </table:table-cell>
          <table:table-cell table:style-name="ce2"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table:style-name="ce6" office:value-type="string" calcext:value-type="string">
            <text:p><text:a xlink:href="https://www.researchgate.net/publication/309638192_Economic_Behaviour_and_Agent-Based_Modelling" xlink:type="simple">https://www.researchgate.net/publication/309638192_Economic_Behaviour_and_Agent-Based_Modelling</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7" calcext:value-type="float">
            <text:p>7</text:p>
          </table:table-cell>
          <table:table-cell table:style-name="ce6" office:value-type="string" calcext:value-type="string">
            <text:p><text:a xlink:href="https://repub.eur.nl/ppl/141677" xlink:type="simple">J.D. Grayot (James)</text:a></text:p>
          </table:table-cell>
          <table:table-cell table:style-name="ce2" office:value-type="float" office:value="1" calcext:value-type="float">
            <text:p>1</text:p>
          </table:table-cell>
          <table:table-cell table:style-name="ce15" office:value-type="string" calcext:value-type="string">
            <text:p>Agency &amp; Choice : On the cognitive and conceptual foundations of agency in economics and behavioral decision research</text:p>
          </table:table-cell>
          <table:table-cell table:style-name="ce2"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table:style-name="ce2" office:value-type="float" office:value="2019" calcext:value-type="float">
            <text:p>2019</text:p>
          </table:table-cell>
          <table:table-cell table:style-name="ce20" office:value-type="string" calcext:value-type="string">
            <text:p>Erasmus University Rotterdam</text:p>
          </table:table-cell>
          <table:table-cell table:style-name="ce2"/>
          <table:table-cell table:style-name="ce2" office:value-type="string" calcext:value-type="string">
            <text:p>Google Scholar</text:p>
          </table:table-cell>
          <table:table-cell table:style-name="ce2"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table:style-name="ce6" office:value-type="string" calcext:value-type="string">
            <text:p><text:a xlink:href="https://repub.eur.nl/pub/114982/Official-electronic-copy-of-PhD-thesis-manuscript.pdf" xlink:type="simple">https://repub.eur.nl/pub/114982/Official-electronic-copy-of-PhD-thesis-manuscript.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8" calcext:value-type="float">
            <text:p>8</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Agent-Based Computational Economics</text:p>
            <text:p>How the idea originated and where it is going</text:p>
          </table:table-cell>
          <table:table-cell table:style-name="ce2"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table:style-name="ce2" office:value-type="float" office:value="2015" calcext:value-type="float">
            <text:p>2015</text:p>
          </table:table-cell>
          <table:table-cell table:style-name="ce2" table:number-columns-repeated="2"/>
          <table:table-cell table:style-name="ce2" office:value-type="string" calcext:value-type="string">
            <text:p>Research Gate</text:p>
          </table:table-cell>
          <table:table-cell table:style-name="ce2"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table:style-name="ce6" office:value-type="string" calcext:value-type="string">
            <text:p><text:a xlink:href="https://www.taylorfrancis.com/books/mono/10.4324/9781315734422/agent-based-computational-economics-shu-heng-chen" xlink:type="simple">https://www.taylorfrancis.com/books/mono/10.4324/9781315734422/agent-based-computational-economics-shu-heng-chen</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9" calcext:value-type="float">
            <text:p>9</text:p>
          </table:table-cell>
          <table:table-cell table:style-name="ce2" office:value-type="string" calcext:value-type="string">
            <text:p>STEVEN DE JONG &amp; KARL TUYLS &amp; KATJA VERBEECK</text:p>
          </table:table-cell>
          <table:table-cell table:style-name="ce2" office:value-type="float" office:value="3" calcext:value-type="float">
            <text:p>3</text:p>
          </table:table-cell>
          <table:table-cell table:style-name="ce15" office:value-type="string" calcext:value-type="string">
            <text:p>Fairness in multi-agent systems</text:p>
          </table:table-cell>
          <table:table-cell table:style-name="ce2"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table:style-name="ce2" office:value-type="float" office:value="2008" calcext:value-type="float">
            <text:p>2008</text:p>
          </table:table-cell>
          <table:table-cell table:style-name="ce2" office:value-type="string" calcext:value-type="string">
            <text:p>IFAAMAS</text:p>
          </table:table-cell>
          <table:table-cell table:style-name="ce2"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table:style-name="ce2" office:value-type="string" calcext:value-type="string">
            <text:p>Cambridge Core</text:p>
          </table:table-cell>
          <table:table-cell table:style-name="ce2"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table:style-name="ce6" office:value-type="string" calcext:value-type="string">
            <text:p><text:a xlink:href="https://www.cambridge.org/core/journals/knowledge-engineering-review/article/fairness-in-multiagent-systems/B0F96C9D75910EEED73C45879C5857A5" xlink:type="simple">https://www.cambridge.org/core/journals/knowledge-engineering-review/article/fairness-in-multiagent-systems/B0F96C9D75910EEED73C45879C5857A5</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0" calcext:value-type="float">
            <text:p>10</text:p>
          </table:table-cell>
          <table:table-cell table:style-name="ce2" office:value-type="string" calcext:value-type="string">
            <text:p>Georgios Drakopoulos &amp; Ioanna Giannoukou &amp; Phivos Mylonas &amp; Spyros Sioutas </text:p>
          </table:table-cell>
          <table:table-cell table:style-name="ce2" office:value-type="float" office:value="4" calcext:value-type="float">
            <text:p>4</text:p>
          </table:table-cell>
          <table:table-cell table:style-name="ce15" office:value-type="string" calcext:value-type="string">
            <text:p>The Converging Triangle of Cultural Content, Cognitive Science, and Behavioral Economics</text:p>
          </table:table-cell>
          <table:table-cell table:style-name="ce2"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table:style-name="ce2" office:value-type="float" office:value="2020" calcext:value-type="float">
            <text:p>2020</text:p>
          </table:table-cell>
          <table:table-cell table:style-name="ce21" office:value-type="string" calcext:value-type="string">
            <text:p>Springer</text:p>
          </table:table-cell>
          <table:table-cell table:style-name="ce2"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style-name="ce2" table:number-columns-repeated="2"/>
          <table:table-cell table:style-name="ce6" office:value-type="string" calcext:value-type="string">
            <text:p><text:a xlink:href="https://link.springer.com/content/pdf/10.1007/978-3-030-49190-1_18.pdf?pdf=inline%20link" xlink:type="simple">https://link.springer.com/content/pdf/10.1007/978-3-030-49190-1_18.pdf?pdf=inline%20link</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1" calcext:value-type="float">
            <text:p>11</text:p>
          </table:table-cell>
          <table:table-cell table:style-name="ce2" office:value-type="string" calcext:value-type="string">
            <text:p>Amos Azaria &amp; <text:s/>Ya’akov Gal &amp; <text:s/>Sarit Kraus <text:s/>&amp; <text:s/>Claudia V. Goldman </text:p>
          </table:table-cell>
          <table:table-cell table:style-name="ce2" office:value-type="float" office:value="4" calcext:value-type="float">
            <text:p>4</text:p>
          </table:table-cell>
          <table:table-cell table:style-name="ce15" office:value-type="string" calcext:value-type="string">
            <text:p>Strategic advice provision in repeated human-agent interactions</text:p>
          </table:table-cell>
          <table:table-cell table:style-name="ce2"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table:style-name="ce2" office:value-type="float" office:value="2015" calcext:value-type="float">
            <text:p>2015</text:p>
          </table:table-cell>
          <table:table-cell table:style-name="ce20" office:value-type="string" calcext:value-type="string">
            <text:p>Auton. Agents Multi Agent Syst</text:p>
          </table:table-cell>
          <table:table-cell table:style-name="ce2"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s10458-015-9284-6.pdf" xlink:type="simple">https://link.springer.com/content/pdf/10.1007/s10458-015-9284-6.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2" calcext:value-type="float">
            <text:p>12</text:p>
          </table:table-cell>
          <table:table-cell table:style-name="ce2" office:value-type="string" calcext:value-type="string">
            <text:p>Jize Chen &amp; Dali Zhang &amp; Zhenshen Qu &amp; Changhong Wang</text:p>
          </table:table-cell>
          <table:table-cell table:style-name="ce2" office:value-type="float" office:value="4" calcext:value-type="float">
            <text:p>4</text:p>
          </table:table-cell>
          <table:table-cell table:style-name="ce15" office:value-type="string" calcext:value-type="string">
            <text:p>Artificial Empathy: A New Perspective for Analyzing and Designing Multi-Agent Systems</text:p>
          </table:table-cell>
          <table:table-cell table:style-name="ce2"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table:style-name="ce2" office:value-type="float" office:value="2020" calcext:value-type="float">
            <text:p>2020</text:p>
          </table:table-cell>
          <table:table-cell table:style-name="ce2" office:value-type="string" calcext:value-type="string">
            <text:p>IEEE Access</text:p>
          </table:table-cell>
          <table:table-cell table:style-name="ce2"/>
          <table:table-cell table:style-name="ce2" office:value-type="string" calcext:value-type="string">
            <text:p>Research Gate</text:p>
          </table:table-cell>
          <table:table-cell table:style-name="ce2"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table:style-name="ce6" office:value-type="string" calcext:value-type="string">
            <text:p><text:a xlink:href="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 xlink:type="simple">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3" calcext:value-type="float">
            <text:p>13</text:p>
          </table:table-cell>
          <table:table-cell table:style-name="ce2" office:value-type="string" calcext:value-type="string">
            <text:p>Steven de Jong &amp; <text:s/>Karl Tuyls &amp; <text:s/>Katja Verbeeck</text:p>
          </table:table-cell>
          <table:table-cell table:style-name="ce2" office:value-type="float" office:value="3" calcext:value-type="float">
            <text:p>3</text:p>
          </table:table-cell>
          <table:table-cell table:style-name="ce15" office:value-type="string" calcext:value-type="string">
            <text:p>Artificial agents learning human fairness</text:p>
          </table:table-cell>
          <table:table-cell table:style-name="ce2"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table:style-name="ce2" office:value-type="float" office:value="2008" calcext:value-type="float">
            <text:p>2008</text:p>
          </table:table-cell>
          <table:table-cell table:style-name="ce20" office:value-type="string" calcext:value-type="string">
            <text:p>IFAAMAS</text:p>
          </table:table-cell>
          <table:table-cell table:style-name="ce2"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style-name="ce2"/>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6" office:value-type="string" calcext:value-type="string">
            <text:p><text:a xlink:href="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 xlink:type="simple">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4" calcext:value-type="float">
            <text:p>14</text:p>
          </table:table-cell>
          <table:table-cell table:style-name="ce2" office:value-type="string" calcext:value-type="string">
            <text:p>Pia Ramchandani &amp; <text:s text:c="2"/>Mark Paich &amp; <text:s/>Anand Rao </text:p>
          </table:table-cell>
          <table:table-cell table:style-name="ce2" office:value-type="float" office:value="3" calcext:value-type="float">
            <text:p>3</text:p>
          </table:table-cell>
          <table:table-cell table:style-name="ce15" office:value-type="string" calcext:value-type="string">
            <text:p>Incorporating Learning into Decision Making in Agent Based Models</text:p>
          </table:table-cell>
          <table:table-cell table:style-name="ce2"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table:style-name="ce2" office:value-type="float" office:value="2017" calcext:value-type="float">
            <text:p>2017</text:p>
          </table:table-cell>
          <table:table-cell table:style-name="ce21" office:value-type="string" calcext:value-type="string">
            <text:p>Springer</text:p>
          </table:table-cell>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2" table:number-columns-repeated="2"/>
          <table:table-cell table:style-name="ce6" office:value-type="string" calcext:value-type="string">
            <text:p><text:a xlink:href="https://www.researchgate.net/publication/318999296_Incorporating_Learning_into_Decision_Making_in_Agent_Based_Models" xlink:type="simple">https://www.researchgate.net/publication/318999296_Incorporating_Learning_into_Decision_Making_in_Agent_Based_Models</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5" calcext:value-type="float">
            <text:p>15</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Neuroeconomics and Agent-Based Computational Economics</text:p>
          </table:table-cell>
          <table:table-cell table:style-name="ce2"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table:style-name="ce2" office:value-type="float" office:value="2014" calcext:value-type="float">
            <text:p>2014</text:p>
          </table:table-cell>
          <table:table-cell table:style-name="ce2" office:value-type="string" calcext:value-type="string">
            <text:p>International Journal of Applied Behavioral Economics (IJABE) </text:p>
          </table:table-cell>
          <table:table-cell table:style-name="ce2"/>
          <table:table-cell table:style-name="ce2" office:value-type="string" calcext:value-type="string">
            <text:p>International Journal of Applied Behavioral Economics</text:p>
          </table:table-cell>
          <table:table-cell table:style-name="ce2"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table:style-name="ce6" office:value-type="string" calcext:value-type="string">
            <text:p><text:a xlink:href="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 xlink:type="simple">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6" calcext:value-type="float">
            <text:p>16</text:p>
          </table:table-cell>
          <table:table-cell table:style-name="ce2" office:value-type="string" calcext:value-type="string">
            <text:p>Garry Sotnik</text:p>
          </table:table-cell>
          <table:table-cell table:style-name="ce2" office:value-type="float" office:value="1" calcext:value-type="float">
            <text:p>1</text:p>
          </table:table-cell>
          <table:table-cell table:style-name="ce15" office:value-type="string" calcext:value-type="string">
            <text:p>The SOSIEL Platform: Knowledge-based, cognitive, and multi-agent</text:p>
          </table:table-cell>
          <table:table-cell table:style-name="ce2"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table:style-name="ce2" office:value-type="float" office:value="2018" calcext:value-type="float">
            <text:p>2018</text:p>
          </table:table-cell>
          <table:table-cell table:style-name="ce2" office:value-type="string" calcext:value-type="string">
            <text:p>Biologically Inspired Cognitive Architectures</text:p>
            <text:p>Volume 26</text:p>
          </table:table-cell>
          <table:table-cell table:style-name="ce2"/>
          <table:table-cell table:style-name="ce2" office:value-type="string" calcext:value-type="string">
            <text:p>Science DIrect</text:p>
          </table:table-cell>
          <table:table-cell table:style-name="ce2"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table:style-name="ce2"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7" calcext:value-type="float">
            <text:p>17</text:p>
          </table:table-cell>
          <table:table-cell table:style-name="ce2" office:value-type="string" calcext:value-type="string">
            <text:p>Teck H. Ho &amp; <text:s text:c="2"/>Noah Lim &amp; <text:s/>Colin F. Camerer </text:p>
          </table:table-cell>
          <table:table-cell table:style-name="ce2" office:value-type="float" office:value="3" calcext:value-type="float">
            <text:p>3</text:p>
          </table:table-cell>
          <table:table-cell table:style-name="ce15" office:value-type="string" calcext:value-type="string">
            <text:p>Modeling the Psychology of Consumer and Firm Behavior with Behavioral Economics</text:p>
          </table:table-cell>
          <table:table-cell table:style-name="ce2"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table:style-name="ce2" office:value-type="float" office:value="2006" calcext:value-type="float">
            <text:p>2006</text:p>
          </table:table-cell>
          <table:table-cell table:style-name="ce2" office:value-type="string" calcext:value-type="string">
            <text:p>Sage Journals</text:p>
          </table:table-cell>
          <table:table-cell table:style-name="ce2"/>
          <table:table-cell table:style-name="ce2" office:value-type="string" calcext:value-type="string">
            <text:p>SageJournals</text:p>
          </table:table-cell>
          <table:table-cell table:style-name="ce2"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table:style-name="ce6" office:value-type="string" calcext:value-type="string">
            <text:p><text:a xlink:href="https://journals.sagepub.com/doi/epdf/10.1509/jmkr.43.3.307" xlink:type="simple">https://journals.sagepub.com/doi/epdf/10.1509/jmkr.43.3.307</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8" calcext:value-type="float">
            <text:p>18</text:p>
          </table:table-cell>
          <table:table-cell table:style-name="ce2" office:value-type="string" calcext:value-type="string">
            <text:p>Tong Mu &amp; <text:s text:c="2"/>Stephan Zheng &amp; <text:s text:c="2"/>Alexander R Trott</text:p>
          </table:table-cell>
          <table:table-cell table:style-name="ce2" office:value-type="float" office:value="3" calcext:value-type="float">
            <text:p>3</text:p>
          </table:table-cell>
          <table:table-cell table:style-name="ce15" office:value-type="string" calcext:value-type="string">
            <text:p>Modeling Bounded Rationality in Multi-Agent Simulations Using Rationally Inattentive Reinforcement Learning</text:p>
          </table:table-cell>
          <table:table-cell table:style-name="ce2"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table:style-name="ce2" office:value-type="float" office:value="2022" calcext:value-type="float">
            <text:p>2022</text:p>
          </table:table-cell>
          <table:table-cell table:style-name="ce2" office:value-type="string" calcext:value-type="string">
            <text:p>Transactions on Machine Learning Research (12/2022)</text:p>
          </table:table-cell>
          <table:table-cell table:style-name="ce2"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style-name="ce2" table:number-columns-repeated="2"/>
          <table:table-cell table:style-name="ce6" office:value-type="string" calcext:value-type="string">
            <text:p><text:a xlink:href="https://openreview.net/pdf?id=DY1pMrmDkm" xlink:type="simple">https://openreview.net/pdf?id=DY1pMrmDkm</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9" calcext:value-type="float">
            <text:p>19</text:p>
          </table:table-cell>
          <table:table-cell table:style-name="ce2" office:value-type="string" calcext:value-type="string">
            <text:p>Timotheus Kampik &amp; <text:s text:c="2"/>Juan Carlos Nieves &amp; <text:s/>Helena Lindgren </text:p>
          </table:table-cell>
          <table:table-cell table:style-name="ce2" office:value-type="float" office:value="3" calcext:value-type="float">
            <text:p>3</text:p>
          </table:table-cell>
          <table:table-cell table:style-name="ce16" office:value-type="string" calcext:value-type="string">
            <text:p><text:a xlink:href="https://search.proquest.com/openview/e1024dc95f207b266ddffc9f5550e122/1?pq-origsite=gscholar&amp;cbl=18750&amp;diss=y" xlink:type="simple">Behavioral Network Economics</text:a></text:p>
          </table:table-cell>
          <table:table-cell table:style-name="ce2"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2" office:value-type="float" office:value="2019" calcext:value-type="float">
            <text:p>2019</text:p>
          </table:table-cell>
          <table:table-cell table:style-name="ce20" office:value-type="string" calcext:value-type="string">
            <text:p>Springer</text:p>
          </table:table-cell>
          <table:table-cell table:style-name="ce2"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978-3-030-30391-4.pdf" xlink:type="simple">https://link.springer.com/content/pdf/10.1007/978-3-030-30391-4.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0" calcext:value-type="float">
            <text:p>20</text:p>
          </table:table-cell>
          <table:table-cell table:style-name="ce2" office:value-type="string" calcext:value-type="string">
            <text:p>Robert L. Axtell </text:p>
            <text:p/>
          </table:table-cell>
          <table:table-cell table:style-name="ce2" office:value-type="float" office:value="1" calcext:value-type="float">
            <text:p>1</text:p>
          </table:table-cell>
          <table:table-cell table:style-name="ce15" office:value-type="string" calcext:value-type="string">
            <text:p>Economics as Distributed Computation</text:p>
          </table:table-cell>
          <table:table-cell table:style-name="ce2"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table:style-name="ce2" office:value-type="float" office:value="2002" calcext:value-type="float">
            <text:p>2002</text:p>
          </table:table-cell>
          <table:table-cell table:style-name="ce2" office:value-type="string" calcext:value-type="string">
            <text:p>Conference proceedings</text:p>
            <text:p>© 2003</text:p>
            <text:p>Meeting the Challenge of Social Problems via Agent-Based Simulation</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table:style-name="ce6" office:value-type="string" calcext:value-type="string">
            <text:p><text:a xlink:href="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 xlink:type="simple">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1" calcext:value-type="float">
            <text:p>21</text:p>
          </table:table-cell>
          <table:table-cell table:style-name="ce2" office:value-type="string" calcext:value-type="string">
            <text:p>Jason M Barr &amp; <text:s text:c="2"/>Troy Tassier &amp; <text:s text:c="2"/>Leanne J Ussher &amp; <text:s text:c="2"/>Blake LeBaron &amp; <text:s text:c="2"/>Shu-Heng Chen <text:s/>&amp; <text:s/>Shyam Sunder </text:p>
          </table:table-cell>
          <table:table-cell table:style-name="ce2" office:value-type="float" office:value="6" calcext:value-type="float">
            <text:p>6</text:p>
          </table:table-cell>
          <table:table-cell table:style-name="ce15" office:value-type="string" calcext:value-type="string">
            <text:p>The Future of Agent-Based Research in Economics: A Panel Discussion, Eastern Economic Association Annual Meetings, Boston, March 7, 2008</text:p>
          </table:table-cell>
          <table:table-cell table:style-name="ce2"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table:style-name="ce2" office:value-type="float" office:value="2008" calcext:value-type="float">
            <text:p>2008</text:p>
          </table:table-cell>
          <table:table-cell table:style-name="ce22" office:value-type="string" calcext:value-type="string">
            <text:p><text:a xlink:href="https://www.researchgate.net/journal/Eastern-Economic-Journal-1939-4632?_tp=eyJjb250ZXh0Ijp7ImZpcnN0UGFnZSI6InB1YmxpY2F0aW9uIiwicGFnZSI6InB1YmxpY2F0aW9uIiwicG9zaXRpb24iOiJwYWdlSGVhZGVyIn19" xlink:type="simple">Eastern Economic Journal</text:a></text:p>
          </table:table-cell>
          <table:table-cell table:style-name="ce2"/>
          <table:table-cell table:style-name="ce2" office:value-type="string" calcext:value-type="string">
            <text:p>JSTOR</text:p>
          </table:table-cell>
          <table:table-cell table:style-name="ce2"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table:style-name="ce6" office:value-type="string" calcext:value-type="string">
            <text:p><text:a xlink:href="https://www.researchgate.net/publication/23536243_The_Future_of_Agent-Based_Research_in_Economics_A_Panel_Discussion" xlink:type="simple">https://www.researchgate.net/publication/23536243_The_Future_of_Agent-Based_Research_in_Economics_A_Panel_Discussion</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2" calcext:value-type="float">
            <text:p>22</text:p>
          </table:table-cell>
          <table:table-cell table:style-name="ce2" office:value-type="string" calcext:value-type="string">
            <text:p>Bill Roungas &amp; <text:s/>Jayanth Raghothama &amp; <text:s/>Miguel Baena &amp; <text:s/>Oliva Garcia Ros &amp; <text:s/>Ruben Alcolea &amp; <text:s/>Ricardo Herranz</text:p>
          </table:table-cell>
          <table:table-cell table:style-name="ce2" office:value-type="float" office:value="6" calcext:value-type="float">
            <text:p>6</text:p>
          </table:table-cell>
          <table:table-cell table:style-name="ce15" office:value-type="string" calcext:value-type="string">
            <text:p>Technology Adoption in Air Traffic Management: A Combination of Agent-Based Modeling with Behavioral Economics</text:p>
          </table:table-cell>
          <table:table-cell table:style-name="ce2"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table:style-name="ce2" office:value-type="float" office:value="2021" calcext:value-type="float">
            <text:p>2021</text:p>
          </table:table-cell>
          <table:table-cell table:style-name="ce2" office:value-type="string" calcext:value-type="string">
            <text:p>IEEE</text:p>
          </table:table-cell>
          <table:table-cell table:style-name="ce2"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style-name="ce2" table:number-columns-repeated="2"/>
          <table:table-cell table:style-name="ce6" office:value-type="string" calcext:value-type="string">
            <text:p><text:a xlink:href="https://ieeexplore.ieee.org/stamp/stamp.jsp?tp=&amp;arnumber=9715519" xlink:type="simple">https://ieeexplore.ieee.org/stamp/stamp.jsp?tp=&amp;arnumber=9715519</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3" calcext:value-type="float">
            <text:p>23</text:p>
          </table:table-cell>
          <table:table-cell table:style-name="ce2" office:value-type="string" calcext:value-type="string">
            <text:p>Steven de Jong &amp; <text:s/>Karl Tuyls &amp; <text:s/>Katja Verbeeck &amp; <text:s/>Nico Roos</text:p>
          </table:table-cell>
          <table:table-cell table:style-name="ce2" office:value-type="float" office:value="4" calcext:value-type="float">
            <text:p>4</text:p>
          </table:table-cell>
          <table:table-cell table:style-name="ce15" office:value-type="string" calcext:value-type="string">
            <text:p>Priority Awareness: Towards a Computational Model of Human Fairness</text:p>
            <text:p>                  for Multi-agent Systems</text:p>
          </table:table-cell>
          <table:table-cell table:style-name="ce2"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table:style-name="ce2" office:value-type="float" office:value="2007" calcext:value-type="float">
            <text:p>2007</text:p>
          </table:table-cell>
          <table:table-cell table:style-name="ce2" office:value-type="string" calcext:value-type="string">
            <text:p>Springer</text:p>
          </table:table-cell>
          <table:table-cell table:style-name="ce2"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style-name="ce2" table:number-columns-repeated="2"/>
          <table:table-cell table:style-name="ce6" office:value-type="string" calcext:value-type="string">
            <text:p><text:a xlink:href="https://www.academia.edu/111991743/Priority_Awareness_Towards_a_Computational_Model_of_Human_Fairness_for_Multi_agent_Systems?uc-sb-sw=38335522" xlink:type="simple">https://www.academia.edu/111991743/Priority_Awareness_Towards_a_Computational_Model_of_Human_Fairness_for_Multi_agent_Systems?uc-sb-sw=38335522</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4" calcext:value-type="float">
            <text:p>24</text:p>
          </table:table-cell>
          <table:table-cell table:style-name="ce2" office:value-type="string" calcext:value-type="string">
            <text:p>Ming Yin &amp; <text:s/>Yuan Sun</text:p>
          </table:table-cell>
          <table:table-cell table:style-name="ce2" office:value-type="float" office:value="2" calcext:value-type="float">
            <text:p>2</text:p>
          </table:table-cell>
          <table:table-cell table:style-name="ce15" office:value-type="string" calcext:value-type="string">
            <text:p>Human Behavior Models for Virtual Agents in Repeated Decision Making</text:p>
            <text:p>                  under Uncertainty</text:p>
          </table:table-cell>
          <table:table-cell table:style-name="ce2"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table:style-name="ce2" office:value-type="float" office:value="2015" calcext:value-type="float">
            <text:p>2015</text:p>
          </table:table-cell>
          <table:table-cell table:style-name="ce2" office:value-type="string" calcext:value-type="string">
            <text:p>ACM</text:p>
          </table:table-cell>
          <table:table-cell table:style-name="ce2"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style-name="ce2" table:number-columns-repeated="2"/>
          <table:table-cell table:style-name="ce6" office:value-type="string" calcext:value-type="string">
            <text:p><text:a xlink:href="https://www.ifaamas.org/Proceedings/aamas2015/aamas/p581.pdf" xlink:type="simple">https://www.ifaamas.org/Proceedings/aamas2015/aamas/p581.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5" calcext:value-type="float">
            <text:p>25</text:p>
          </table:table-cell>
          <table:table-cell table:style-name="ce2" office:value-type="string" calcext:value-type="string">
            <text:p>Shu-Heng Chen &amp; <text:s/>Chung-Ching Tai</text:p>
          </table:table-cell>
          <table:table-cell table:style-name="ce2" office:value-type="float" office:value="2" calcext:value-type="float">
            <text:p>2</text:p>
          </table:table-cell>
          <table:table-cell table:style-name="ce15" office:value-type="string" calcext:value-type="string">
            <text:p>Experiments in a Software Aided Multiagent</text:p>
            <text:p>System</text:p>
          </table:table-cell>
          <table:table-cell table:style-name="ce2"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table:style-name="ce2" office:value-type="float" office:value="2004" calcext:value-type="float">
            <text:p>2004</text:p>
          </table:table-cell>
          <table:table-cell table:style-name="ce2" office:value-type="string" calcext:value-type="string">
            <text:p>Society for Computational Economics, Computing in Economics and Finance 2004</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table:style-name="ce6" office:value-type="string" calcext:value-type="string">
            <text:p><text:a xlink:href="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 xlink:type="simple">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6" calcext:value-type="float">
            <text:p>26</text:p>
          </table:table-cell>
          <table:table-cell table:style-name="ce2" office:value-type="string" calcext:value-type="string">
            <text:p>Jason Xianghua Wu &amp; <text:s/>Yan (Diana) Wu &amp; <text:s/>Kay-Yut Chen &amp; <text:s/>Lei Hua</text:p>
          </table:table-cell>
          <table:table-cell table:style-name="ce2" office:value-type="float" office:value="4" calcext:value-type="float">
            <text:p>4</text:p>
          </table:table-cell>
          <table:table-cell table:style-name="ce15" office:value-type="string" calcext:value-type="string">
            <text:p>Building Socially Intelligent {AI} Systems: Evidence from the Trust</text:p>
            <text:p>                  Game Using Artificial Agents with Deep Learning</text:p>
          </table:table-cell>
          <table:table-cell table:style-name="ce2"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table:style-name="ce2" office:value-type="float" office:value="2023" calcext:value-type="float">
            <text:p>2023</text:p>
          </table:table-cell>
          <table:table-cell table:style-name="ce2" office:value-type="string" calcext:value-type="string">
            <text:p>Manag. Sci.</text:p>
          </table:table-cell>
          <table:table-cell table:style-name="ce2"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style-name="ce2" table:number-columns-repeated="2"/>
          <table:table-cell table:style-name="ce6" office:value-type="string" calcext:value-type="string">
            <text:p><text:a xlink:href="https://papers.ssrn.com/sol3/papers.cfm?abstract_id=4093473" xlink:type="simple">https://papers.ssrn.com/sol3/papers.cfm?abstract_id=4093473</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7" calcext:value-type="float">
            <text:p>27</text:p>
          </table:table-cell>
          <table:table-cell table:style-name="ce2"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table:style-name="ce2" office:value-type="float" office:value="10" calcext:value-type="float">
            <text:p>10</text:p>
          </table:table-cell>
          <table:table-cell table:style-name="ce15" office:value-type="string" calcext:value-type="string">
            <text:p>Model-free conventions in multi-agent reinforcement learning with</text:p>
            <text:p>                  heterogeneous preferences</text:p>
          </table:table-cell>
          <table:table-cell table:style-name="ce2"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table:style-name="ce2" office:value-type="float" office:value="2020" calcext:value-type="float">
            <text:p>2020</text:p>
          </table:table-cell>
          <table:table-cell table:style-name="ce2" office:value-type="string" calcext:value-type="string">
            <text:p>CoRR</text:p>
          </table:table-cell>
          <table:table-cell table:style-name="ce2"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style-name="ce2" table:number-columns-repeated="2"/>
          <table:table-cell table:style-name="ce6" office:value-type="string" calcext:value-type="string">
            <text:p><text:a xlink:href="https://arxiv.org/pdf/2010.09054.pdf" xlink:type="simple">https://arxiv.org/pdf/2010.09054.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8" calcext:value-type="float">
            <text:p>28</text:p>
          </table:table-cell>
          <table:table-cell table:style-name="ce2" office:value-type="string" calcext:value-type="string">
            <text:p>Michael Wunder &amp; <text:s text:c="2"/>Michael Kaisers &amp; <text:s text:c="2"/>Michael Littman &amp; <text:s text:c="2"/>John Robert Yaros</text:p>
          </table:table-cell>
          <table:table-cell table:style-name="ce2" office:value-type="float" office:value="4" calcext:value-type="float">
            <text:p>4</text:p>
          </table:table-cell>
          <table:table-cell table:style-name="ce15" office:value-type="string" calcext:value-type="string">
            <text:p>A Cognitive Hierarchy Model Applied to the Lemonade Game</text:p>
          </table:table-cell>
          <table:table-cell table:style-name="ce2"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table:style-name="ce2" office:value-type="float" office:value="2010" calcext:value-type="float">
            <text:p>2010</text:p>
          </table:table-cell>
          <table:table-cell table:style-name="ce2" office:value-type="string" calcext:value-type="string">
            <text:p>AAAI</text:p>
          </table:table-cell>
          <table:table-cell table:style-name="ce2"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style-name="ce2" table:number-columns-repeated="2"/>
          <table:table-cell table:style-name="ce6" office:value-type="string" calcext:value-type="string">
            <text:p><text:a xlink:href="https://cdn.aaai.org/ocs/ws/ws0564/1997-8524-1-PB.pdf" xlink:type="simple">https://cdn.aaai.org/ocs/ws/ws0564/1997-8524-1-PB.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9" calcext:value-type="float">
            <text:p>29</text:p>
          </table:table-cell>
          <table:table-cell table:style-name="ce2" office:value-type="string" calcext:value-type="string">
            <text:p>Cars Hommes</text:p>
          </table:table-cell>
          <table:table-cell table:style-name="ce2" office:value-type="float" office:value="1" calcext:value-type="float">
            <text:p>1</text:p>
          </table:table-cell>
          <table:table-cell table:style-name="ce15" office:value-type="string" calcext:value-type="string">
            <text:p>Behavioral and Experimental Macroeconomics and Policy Analysis: A Complex Systems Approach</text:p>
          </table:table-cell>
          <table:table-cell table:style-name="ce2"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style-name="ce2" table:number-columns-repeated="5"/>
          <table:table-cell table:style-name="ce6" office:value-type="string" calcext:value-type="string">
            <text:p><text:a xlink:href="https://www.ecb.europa.eu/pub/pdf/scpwps/ecb.wp2201.en.pdf" xlink:type="simple">https://www.ecb.europa.eu/pub/pdf/scpwps/ecb.wp2201.en.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30" calcext:value-type="float">
            <text:p>30</text:p>
          </table:table-cell>
          <table:table-cell table:style-name="ce2" office:value-type="string" calcext:value-type="string">
            <text:p>Deng Li &amp; <text:s/>Zhujun Chen &amp; <text:s/>Jiaqi Liu</text:p>
          </table:table-cell>
          <table:table-cell table:style-name="ce2" office:value-type="float" office:value="3" calcext:value-type="float">
            <text:p>3</text:p>
          </table:table-cell>
          <table:table-cell table:style-name="ce15" office:value-type="string" calcext:value-type="string">
            <text:p>Analysis for Behavioral Economics in Social Networks: An Altruism-Based</text:p>
            <text:p>                  Dynamic Cooperation Model</text:p>
          </table:table-cell>
          <table:table-cell table:style-name="ce2"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table:style-name="ce2" office:value-type="float" office:value="2019" calcext:value-type="float">
            <text:p>2019</text:p>
          </table:table-cell>
          <table:table-cell table:style-name="ce2" office:value-type="string" calcext:value-type="string">
            <text:p>Int. J. Parallel Program.</text:p>
          </table:table-cell>
          <table:table-cell table:style-name="ce2"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article/10.1007/s10766-018-0559-9" xlink:type="simple">https://link.springer.com/article/10.1007/s10766-018-0559-9</text:a></text:p>
          </table:table-cell>
          <table:table-cell table:style-name="ce2" table:number-columns-repeated="3"/>
          <table:table-cell table:number-columns-repeated="1009"/>
        </table:table-row>
        <table:table-row table:style-name="ro1">
          <table:table-cell table:style-name="ce2"/>
          <table:table-cell table:style-name="ce2" office:value-type="float" office:value="31" calcext:value-type="float">
            <text:p>31</text:p>
          </table:table-cell>
          <table:table-cell table:style-name="ce7" office:value-type="string" calcext:value-type="string">
            <text:p>Frank Beckenbach &amp; <text:s/>Ramón Briegel</text:p>
          </table:table-cell>
          <table:table-cell table:style-name="ce7" office:value-type="float" office:value="2" calcext:value-type="float">
            <text:p>2</text:p>
          </table:table-cell>
          <table:table-cell table:style-name="ce15" office:value-type="string" calcext:value-type="string">
            <text:p>Multi-agent modeling of economic innovation dynamics and its implications for analyzing emission impacts</text:p>
          </table:table-cell>
          <table:table-cell table:style-name="ce7"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table:style-name="ce7" office:value-type="float" office:value="2011" calcext:value-type="float">
            <text:p>2011</text:p>
          </table:table-cell>
          <table:table-cell table:style-name="ce7" office:value-type="string" calcext:value-type="string">
            <text:p>International Economics and Economic Policy, 2010, vol. 7, issue 2, 317-341</text:p>
          </table:table-cell>
          <table:table-cell table:style-name="ce2"/>
          <table:table-cell table:style-name="ce7" office:value-type="string" calcext:value-type="string">
            <text:p>Econpapers</text:p>
          </table:table-cell>
          <table:table-cell table:style-name="ce7"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table:style-name="ce24" office:value-type="string" calcext:value-type="string">
            <text:p><text:a xlink:href="https://link.springer.com/article/10.1007/s10368-010-0167-7#citeas" xlink:type="simple">https://link.springer.com/article/10.1007/s10368-010-0167-7#citeas</text:a></text:p>
          </table:table-cell>
          <table:table-cell table:style-name="ce19" table:number-columns-repeated="3"/>
          <table:table-cell table:number-columns-repeated="1009"/>
        </table:table-row>
        <table:table-row table:style-name="ro1">
          <table:table-cell table:number-columns-repeated="2"/>
          <table:table-cell table:style-name="ce1" table:number-columns-repeated="2"/>
          <table:table-cell table:style-name="ce17"/>
          <table:table-cell table:style-name="ce19"/>
          <table:table-cell table:style-name="ce1" table:number-columns-repeated="2"/>
          <table:table-cell table:style-name="ce4"/>
          <table:table-cell table:style-name="ce1" table:number-columns-repeated="6"/>
          <table:table-cell table:number-columns-repeated="1009"/>
        </table:table-row>
        <table:table-row table:style-name="ro1">
          <table:table-cell table:number-columns-repeated="2"/>
          <table:table-cell table:style-name="ce1" table:number-columns-repeated="2"/>
          <table:table-cell table:style-name="ce17"/>
          <table:table-cell table:style-name="ce19"/>
          <table:table-cell table:style-name="ce1" table:number-columns-repeated="9"/>
          <table:table-cell table:number-columns-repeated="1009"/>
        </table:table-row>
        <table:table-row table:style-name="ro1">
          <table:table-cell table:style-name="ce3" office:value-type="string" calcext:value-type="string">
            <text:p>Q2</text:p>
          </table:table-cell>
          <table:table-cell table:style-name="ce3" office:value-type="float" office:value="1" calcext:value-type="float">
            <text:p>1</text:p>
          </table:table-cell>
          <table:table-cell table:style-name="ce8" office:value-type="string" calcext:value-type="string">
            <text:p>Zahra Kodia &amp; <text:s/>Lamjed Ben Said</text:p>
          </table:table-cell>
          <table:table-cell table:style-name="ce8" office:value-type="float" office:value="2" calcext:value-type="float">
            <text:p>2</text:p>
          </table:table-cell>
          <table:table-cell table:style-name="ce17" office:value-type="string" calcext:value-type="string">
            <text:p>Multi-agent Simulation of Investor Cognitive Behavior in Stock Market</text:p>
          </table:table-cell>
          <table:table-cell table:style-name="ce7"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8" office:value-type="float" office:value="2009" calcext:value-type="float">
            <text:p>2009</text:p>
          </table:table-cell>
          <table:table-cell table:style-name="ce8" office:value-type="string" calcext:value-type="string">
            <text:p>Springer</text:p>
          </table:table-cell>
          <table:table-cell table:style-name="ce8"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1" table:number-columns-repeated="2"/>
          <table:table-cell table:style-name="ce25" office:value-type="string" calcext:value-type="string">
            <text:p><text:a xlink:href="https://www.researchgate.net/publication/220988415_Multi-agent_Simulation_of_Investor_Cognitive_Behavior_in_Stock_Market" xlink:type="simple">https://www.researchgate.net/publication/220988415_Multi-agent_Simulation_of_Investor_Cognitive_Behavior_in_Stock_Market</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2" calcext:value-type="float">
            <text:p>2</text:p>
          </table:table-cell>
          <table:table-cell table:style-name="ce8" office:value-type="string" calcext:value-type="string">
            <text:p>Shu-Heng Chen &amp; <text:s text:c="2"/>Kuo-Chuan Shih <text:s/>&amp; <text:s text:c="2"/>Chung-Ching Tai </text:p>
          </table:table-cell>
          <table:table-cell table:style-name="ce8" office:value-type="float" office:value="3" calcext:value-type="float">
            <text:p>3</text:p>
          </table:table-cell>
          <table:table-cell table:style-name="ce17" office:value-type="string" calcext:value-type="string">
            <text:p>Can Artificial Traders Learn and Err Like Human Traders? A New Direction for Computational Intelligence in Behavioral Finance</text:p>
            <text:p/>
          </table:table-cell>
          <table:table-cell table:style-name="ce7"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8" office:value-type="float" office:value="2012" calcext:value-type="float">
            <text:p>2012</text:p>
          </table:table-cell>
          <table:table-cell table:style-name="ce8" office:value-type="string" calcext:value-type="string">
            <text:p>Springer</text:p>
          </table:table-cell>
          <table:table-cell table:style-name="ce8"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1" table:number-columns-repeated="6"/>
          <table:table-cell table:number-columns-repeated="1009"/>
        </table:table-row>
        <table:table-row table:style-name="ro1">
          <table:table-cell table:style-name="ce3" office:value-type="string" calcext:value-type="string">
            <text:p>Q2</text:p>
          </table:table-cell>
          <table:table-cell table:style-name="ce3" office:value-type="float" office:value="3" calcext:value-type="float">
            <text:p>3</text:p>
          </table:table-cell>
          <table:table-cell table:style-name="ce8" office:value-type="string" calcext:value-type="string">
            <text:p>Yosra Ben Said &amp; <text:s text:c="2"/>Dalel Kanzari <text:s/>&amp; <text:s text:c="2"/>Marwa Bezzine </text:p>
          </table:table-cell>
          <table:table-cell table:style-name="ce8" office:value-type="float" office:value="3" calcext:value-type="float">
            <text:p>3</text:p>
          </table:table-cell>
          <table:table-cell table:style-name="ce17" office:value-type="string" calcext:value-type="string">
            <text:p>A Behavioral and Rational Investor Modeling to Explain Subprime Crisis: Multi Agent Systems Simulation in Artificial Financial Markets</text:p>
          </table:table-cell>
          <table:table-cell table:style-name="ce7"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8" office:value-type="float" office:value="2017" calcext:value-type="float">
            <text:p>2017</text:p>
          </table:table-cell>
          <table:table-cell table:style-name="ce8" office:value-type="string" calcext:value-type="string">
            <text:p>Springer</text:p>
          </table:table-cell>
          <table:table-cell table:style-name="ce1"/>
          <table:table-cell table:style-name="ce8" office:value-type="string" calcext:value-type="string">
            <text:p>ResearchGate</text:p>
          </table:table-cell>
          <table:table-cell table:style-name="ce8"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25" office:value-type="string" calcext:value-type="string">
            <text:p><text:a xlink:href="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 xlink:type="simple">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4" calcext:value-type="float">
            <text:p>4</text:p>
          </table:table-cell>
          <table:table-cell table:style-name="ce8" office:value-type="string" calcext:value-type="string">
            <text:p>Concetta Sorropago </text:p>
          </table:table-cell>
          <table:table-cell table:style-name="ce8" office:value-type="float" office:value="1" calcext:value-type="float">
            <text:p>1</text:p>
          </table:table-cell>
          <table:table-cell table:style-name="ce17" office:value-type="string" calcext:value-type="string">
            <text:p>Behavioral Finance and Agent Based Model: the new evolving discipline of</text:p>
            <text:p>quantitative behavioral finance?</text:p>
          </table:table-cell>
          <table:table-cell table:style-name="ce7"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8" office:value-type="float" office:value="2014" calcext:value-type="float">
            <text:p>2014</text:p>
          </table:table-cell>
          <table:table-cell table:style-name="ce8" office:value-type="string" calcext:value-type="string">
            <text:p>University Sapienza of Rome</text:p>
            <text:p>Department of Computer, Control, and Management Engineering</text:p>
          </table:table-cell>
          <table:table-cell table:style-name="ce4"/>
          <table:table-cell table:style-name="ce8" office:value-type="string" calcext:value-type="string">
            <text:p>ResearchGate</text:p>
          </table:table-cell>
          <table:table-cell table:style-name="ce8"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25" office:value-type="string" calcext:value-type="string">
            <text:p><text:a xlink:href="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 xlink:type="simple">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5" calcext:value-type="float">
            <text:p>5</text:p>
          </table:table-cell>
          <table:table-cell table:style-name="ce8" office:value-type="string" calcext:value-type="string">
            <text:p>A. O. I. Hoffmann &amp;  Wander Jager  &amp;  B. Lijnema</text:p>
            <text:p/>
          </table:table-cell>
          <table:table-cell table:style-name="ce8" office:value-type="float" office:value="3" calcext:value-type="float">
            <text:p>3</text:p>
          </table:table-cell>
          <table:table-cell table:style-name="ce17" office:value-type="string" calcext:value-type="string">
            <text:p>Combining empirical data with multi agent social simulation: investigating micro - macro links in behavioral finance</text:p>
          </table:table-cell>
          <table:table-cell table:style-name="ce7" office:value-type="string" calcext:value-type="string">
            <text:p>NA</text:p>
          </table:table-cell>
          <table:table-cell table:style-name="ce8" office:value-type="string" calcext:value-type="string">
            <text:p>NA</text:p>
          </table:table-cell>
          <table:table-cell table:style-name="ce8" office:value-type="string" calcext:value-type="string">
            <text:p>Citeseer</text:p>
          </table:table-cell>
          <table:table-cell table:style-name="ce1"/>
          <table:table-cell table:style-name="ce8" office:value-type="string" calcext:value-type="string">
            <text:p>Google Scholar</text:p>
          </table:table-cell>
          <table:table-cell table:style-name="ce8"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25" office:value-type="string" calcext:value-type="string">
            <text:p><text:a xlink:href="https://citeseerx.ist.psu.edu/document?repid=rep1&amp;type=pdf&amp;doi=cd9771fd9ddeef4a932b658d570968c09d8feca1" xlink:type="simple">https://citeseerx.ist.psu.edu/document?repid=rep1&amp;type=pdf&amp;doi=cd9771fd9ddeef4a932b658d570968c09d8feca1</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6" calcext:value-type="float">
            <text:p>6</text:p>
          </table:table-cell>
          <table:table-cell table:style-name="ce8" office:value-type="string" calcext:value-type="string">
            <text:p>Yosra Mefteh Rekik &amp; <text:s text:c="2"/>Wafik Hachicha &amp; <text:s text:c="2"/>Younes Boujelbene</text:p>
          </table:table-cell>
          <table:table-cell table:style-name="ce8" office:value-type="float" office:value="3" calcext:value-type="float">
            <text:p>3</text:p>
          </table:table-cell>
          <table:table-cell table:style-name="ce17" office:value-type="string" calcext:value-type="string">
            <text:p>Agent-based Modeling and Investors’ Behavior Explanation of Asset Price Dynamics on Artificial Financial Markets</text:p>
          </table:table-cell>
          <table:table-cell table:style-name="ce7"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8" office:value-type="float" office:value="2014" calcext:value-type="float">
            <text:p>2014</text:p>
          </table:table-cell>
          <table:table-cell table:style-name="ce8" office:value-type="string" calcext:value-type="string">
            <text:p>Procedia Economics and Finance</text:p>
          </table:table-cell>
          <table:table-cell table:style-name="ce1"/>
          <table:table-cell table:style-name="ce8" office:value-type="string" calcext:value-type="string">
            <text:p>ScienceDirect</text:p>
          </table:table-cell>
          <table:table-cell table:style-name="ce8"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8"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7" calcext:value-type="float">
            <text:p>7</text:p>
          </table:table-cell>
          <table:table-cell table:style-name="ce8" office:value-type="string" calcext:value-type="string">
            <text:p>A. O. I. Hoffmann &amp; <text:s text:c="2"/>S. A. Delre &amp; <text:s text:c="2"/>J. H. von Eije <text:s/>&amp; <text:s text:c="2"/>W. Jager </text:p>
          </table:table-cell>
          <table:table-cell table:style-name="ce8" office:value-type="float" office:value="4" calcext:value-type="float">
            <text:p>4</text:p>
          </table:table-cell>
          <table:table-cell table:style-name="ce17" office:value-type="string" calcext:value-type="string">
            <text:p>Artificial Multi-Agent Stock Markets: Simple Strategies, Complex Outcomes</text:p>
          </table:table-cell>
          <table:table-cell table:style-name="ce7" office:value-type="string" calcext:value-type="string">
            <text:p>NA</text:p>
          </table:table-cell>
          <table:table-cell table:style-name="ce8" office:value-type="float" office:value="2006" calcext:value-type="float">
            <text:p>2006</text:p>
          </table:table-cell>
          <table:table-cell table:style-name="ce8" office:value-type="string" calcext:value-type="string">
            <text:p>Springer Berlin Heidelberg</text:p>
            <text:p/>
          </table:table-cell>
          <table:table-cell table:style-name="ce1"/>
          <table:table-cell table:style-name="ce8" office:value-type="string" calcext:value-type="string">
            <text:p>Springer</text:p>
          </table:table-cell>
          <table:table-cell table:style-name="ce8"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25" office:value-type="string" calcext:value-type="string">
            <text:p><text:a xlink:href="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 xlink:type="simple">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8" calcext:value-type="float">
            <text:p>8</text:p>
          </table:table-cell>
          <table:table-cell table:style-name="ce9" office:value-type="string" calcext:value-type="string">
            <text:p>Marcin Hernes &amp; <text:s text:c="2"/>Ngoc Thanh Nguyen</text:p>
          </table:table-cell>
          <table:table-cell table:style-name="ce9" office:value-type="float" office:value="2" calcext:value-type="float">
            <text:p>2</text:p>
          </table:table-cell>
          <table:table-cell table:style-name="ce17" office:value-type="string" calcext:value-type="string">
            <text:p>Application of Cognitive Architecture in Multi-Agent Financial Decision Support Systems</text:p>
          </table:table-cell>
          <table:table-cell table:style-name="ce2"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9" office:value-type="float" office:value="2023" calcext:value-type="float">
            <text:p>2023</text:p>
          </table:table-cell>
          <table:table-cell table:style-name="ce9" office:value-type="string" calcext:value-type="string">
            <text:p>Springer London</text:p>
          </table:table-cell>
          <table:table-cell table:style-name="ce4"/>
          <table:table-cell table:style-name="ce8" office:value-type="string" calcext:value-type="string">
            <text:p>Springer</text:p>
          </table:table-cell>
          <table:table-cell table:style-name="ce9"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23" office:value-type="string" calcext:value-type="string">
            <text:p><text:a xlink:href="https://link.springer.com/chapter/10.1007/978-1-4471-7503-2_49#citeas" xlink:type="simple">https://link.springer.com/chapter/10.1007/978-1-4471-7503-2_49#citeas</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9" calcext:value-type="float">
            <text:p>9</text:p>
          </table:table-cell>
          <table:table-cell table:style-name="ce9" office:value-type="string" calcext:value-type="string">
            <text:p>Steven D. Silver &amp; <text:s/>Marko Raseta <text:s/>&amp; <text:s/>Alina Bazarova</text:p>
          </table:table-cell>
          <table:table-cell table:style-name="ce9" office:value-type="float" office:value="3" calcext:value-type="float">
            <text:p>3</text:p>
          </table:table-cell>
          <table:table-cell table:style-name="ce17" office:value-type="string" calcext:value-type="string">
            <text:p>Dynamics of Phase Transitions in Expectations for Financial Markets: An Agent-Based, Multicomponent Model</text:p>
          </table:table-cell>
          <table:table-cell table:style-name="ce2"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9" office:value-type="float" office:value="2022" calcext:value-type="float">
            <text:p>2022</text:p>
          </table:table-cell>
          <table:table-cell table:style-name="ce9" office:value-type="string" calcext:value-type="string">
            <text:p>Journal of Behavioral Finance</text:p>
          </table:table-cell>
          <table:table-cell table:style-name="ce4"/>
          <table:table-cell table:style-name="ce8" office:value-type="string" calcext:value-type="string">
            <text:p>Springer</text:p>
          </table:table-cell>
          <table:table-cell table:style-name="ce9"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4"/>
          <table:table-cell table:number-columns-repeated="1012"/>
        </table:table-row>
        <table:table-row table:style-name="ro1">
          <table:table-cell table:style-name="ce3" office:value-type="string" calcext:value-type="string">
            <text:p>Q2</text:p>
          </table:table-cell>
          <table:table-cell table:style-name="ce3" office:value-type="float" office:value="10" calcext:value-type="float">
            <text:p>10</text:p>
          </table:table-cell>
          <table:table-cell table:style-name="ce9" office:value-type="string" calcext:value-type="string">
            <text:p>Eduardo Barros  &amp;  Chase Popplewell  &amp;  Tizlam Muhammad</text:p>
            <text:p/>
          </table:table-cell>
          <table:table-cell table:style-name="ce9" office:value-type="float" office:value="3" calcext:value-type="float">
            <text:p>3</text:p>
          </table:table-cell>
          <table:table-cell table:style-name="ce17" office:value-type="string" calcext:value-type="string">
            <text:p>Behavioral Finance -Impact of Artificial Intelligence and Social Media Analytics on Investor and Trader Behavior</text:p>
          </table:table-cell>
          <table:table-cell table:style-name="ce2"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9" office:value-type="float" office:value="2021" calcext:value-type="float">
            <text:p>2021</text:p>
          </table:table-cell>
          <table:table-cell table:style-name="ce9" office:value-type="string" calcext:value-type="string">
            <text:p>Research Proposal @ ResearchGate</text:p>
          </table:table-cell>
          <table:table-cell table:style-name="ce4"/>
          <table:table-cell table:style-name="ce8" office:value-type="string" calcext:value-type="string">
            <text:p>Google Scholar / edited</text:p>
          </table:table-cell>
          <table:table-cell table:style-name="ce9"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23" office:value-type="string" calcext:value-type="string">
            <text:p><text:a xlink:href="https://www.researchgate.net/publication/355159676_Behavioral_Finance_-Impact_of_Artificial_Intelligence_and_Social_Media_Analytics_on_Investor_and_Trader_Behavior" xlink:type="simple">https://www.researchgate.net/publication/355159676_Behavioral_Finance_-Impact_of_Artificial_Intelligence_and_Social_Media_Analytics_on_Investor_and_Trader_Behavior</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1" calcext:value-type="float">
            <text:p>11</text:p>
          </table:table-cell>
          <table:table-cell table:style-name="ce9" office:value-type="string" calcext:value-type="string">
            <text:p>Mohamed Amine Souissi <text:s/>&amp; <text:s text:c="2"/>Khalid Bensaid <text:s/>&amp; <text:s text:c="2"/>Ellaia <text:s/>Rachid</text:p>
          </table:table-cell>
          <table:table-cell table:style-name="ce9" office:value-type="float" office:value="3" calcext:value-type="float">
            <text:p>3</text:p>
          </table:table-cell>
          <table:table-cell table:style-name="ce17" office:value-type="string" calcext:value-type="string">
            <text:p>Multi-agent modeling and simulation of a stock market</text:p>
          </table:table-cell>
          <table:table-cell table:style-name="ce2"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table:style-name="ce9" office:value-type="float" office:value="2018" calcext:value-type="float">
            <text:p>2018</text:p>
          </table:table-cell>
          <table:table-cell table:style-name="ce9" office:value-type="string" calcext:value-type="string">
            <text:p>Business Perspectives Ltd.</text:p>
          </table:table-cell>
          <table:table-cell table:style-name="ce4"/>
          <table:table-cell table:style-name="ce9" office:value-type="string" calcext:value-type="string">
            <text:p>ResearchGate Edited</text:p>
          </table:table-cell>
          <table:table-cell table:style-name="ce9"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table:style-name="ce23" office:value-type="string" calcext:value-type="string">
            <text:p><text:a xlink:href="https://www.businessperspectives.org/index.php/journals?controller=pdfview&amp;task=download&amp;item_id=11133" xlink:type="simple">https://www.businessperspectives.org/index.php/journals?controller=pdfview&amp;task=download&amp;item_id=11133</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2" calcext:value-type="float">
            <text:p>12</text:p>
          </table:table-cell>
          <table:table-cell table:style-name="ce9" office:value-type="string" calcext:value-type="string">
            <text:p>Cars Hommes</text:p>
          </table:table-cell>
          <table:table-cell table:style-name="ce9" office:value-type="float" office:value="1" calcext:value-type="float">
            <text:p>1</text:p>
          </table:table-cell>
          <table:table-cell table:style-name="ce17" office:value-type="string" calcext:value-type="string">
            <text:p><text:s text:c="2"/>Interacting Agents in Finance</text:p>
          </table:table-cell>
          <table:table-cell table:style-name="ce2"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9" office:value-type="float" office:value="2006" calcext:value-type="float">
            <text:p>2006</text:p>
          </table:table-cell>
          <table:table-cell table:style-name="ce9" office:value-type="string" calcext:value-type="string">
            <text:p>Tinbergen Institute, Tinbergen Institute Discussion Papers</text:p>
          </table:table-cell>
          <table:table-cell table:style-name="ce4"/>
          <table:table-cell table:style-name="ce23" office:value-type="string" calcext:value-type="string">
            <text:p><text:a xlink:href="http://repec.org/" xlink:type="simple">repec.org edit</text:a></text:p>
          </table:table-cell>
          <table:table-cell table:style-name="ce9"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23" office:value-type="string" calcext:value-type="string">
            <text:p><text:a xlink:href="https://ideas.repec.org/p/tin/wpaper/20060029.html" xlink:type="simple">https://ideas.repec.org/p/tin/wpaper/20060029.html</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3" calcext:value-type="float">
            <text:p>13</text:p>
          </table:table-cell>
          <table:table-cell table:style-name="ce9" office:value-type="string" calcext:value-type="string">
            <text:p>Florian Königstorfer &amp; <text:s text:c="2"/>Stefan Thalmann</text:p>
          </table:table-cell>
          <table:table-cell table:style-name="ce9" office:value-type="float" office:value="2" calcext:value-type="float">
            <text:p>2</text:p>
          </table:table-cell>
          <table:table-cell table:style-name="ce17" office:value-type="string" calcext:value-type="string">
            <text:p>Applications of Artificial Intelligence in commercial banks – A research agenda for behavioral finance</text:p>
          </table:table-cell>
          <table:table-cell table:style-name="ce2"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9" office:value-type="float" office:value="2020" calcext:value-type="float">
            <text:p>2020</text:p>
          </table:table-cell>
          <table:table-cell table:style-name="ce9" office:value-type="string" calcext:value-type="string">
            <text:p>Elsevier</text:p>
          </table:table-cell>
          <table:table-cell table:style-name="ce4"/>
          <table:table-cell table:style-name="ce9" office:value-type="string" calcext:value-type="string">
            <text:p>ScienceDirect</text:p>
          </table:table-cell>
          <table:table-cell table:style-name="ce9"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9"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4" calcext:value-type="float">
            <text:p>14</text:p>
          </table:table-cell>
          <table:table-cell table:style-name="ce9" office:value-type="string" calcext:value-type="string">
            <text:p>Dalel Kanzari</text:p>
          </table:table-cell>
          <table:table-cell table:style-name="ce9" office:value-type="float" office:value="1" calcext:value-type="float">
            <text:p>1</text:p>
          </table:table-cell>
          <table:table-cell table:style-name="ce17" office:value-type="string" calcext:value-type="string">
            <text:p>Context-adaptive intelligent agents behaviors: multivariate LSTM-based decision making on the cryptocurrency market</text:p>
          </table:table-cell>
          <table:table-cell table:style-name="ce2"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9" office:value-type="float" office:value="2023" calcext:value-type="float">
            <text:p>2023</text:p>
          </table:table-cell>
          <table:table-cell table:style-name="ce9" office:value-type="string" calcext:value-type="string">
            <text:p>International Journal of Data Science and Analytics</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23" office:value-type="string" calcext:value-type="string">
            <text:p><text:a xlink:href="https://link.springer.com/article/10.1007/s41060-023-00435-3#citeas" xlink:type="simple">https://link.springer.com/article/10.1007/s41060-023-00435-3#citeas</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5" calcext:value-type="float">
            <text:p>15</text:p>
          </table:table-cell>
          <table:table-cell table:style-name="ce9" office:value-type="string" calcext:value-type="string">
            <text:p>Zahra Kodia &amp; <text:s/>Lamjed Ben Said &amp; <text:s/>Gh{\'{e}}dira</text:p>
          </table:table-cell>
          <table:table-cell table:style-name="ce9" office:value-type="float" office:value="3" calcext:value-type="float">
            <text:p>3</text:p>
          </table:table-cell>
          <table:table-cell table:style-name="ce17" office:value-type="string" calcext:value-type="string">
            <text:p>A Study of Stock Market Trading Behavior and Social Interactions through</text:p>
            <text:p>                  a Multi Agent Based Simulation</text:p>
          </table:table-cell>
          <table:table-cell table:style-name="ce2"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9" office:value-type="float" office:value="2010" calcext:value-type="float">
            <text:p>2010</text:p>
          </table:table-cell>
          <table:table-cell table:style-name="ce9" office:value-type="string" calcext:value-type="string">
            <text:p>Springer</text:p>
          </table:table-cell>
          <table:table-cell table:style-name="ce9"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4" table:number-columns-repeated="2"/>
          <table:table-cell table:style-name="ce23" office:value-type="string" calcext:value-type="string">
            <text:p><text:a xlink:href="https://www.researchgate.net/publication/221254733_A_Study_of_Stock_Market_Trading_Behavior_and_Social_Interactions_through_a_Multi_Agent_Based_Simulation" xlink:type="simple">https://www.researchgate.net/publication/221254733_A_Study_of_Stock_Market_Trading_Behavior_and_Social_Interactions_through_a_Multi_Agent_Based_Simulation</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6" calcext:value-type="float">
            <text:p>16</text:p>
          </table:table-cell>
          <table:table-cell table:style-name="ce9" office:value-type="string" calcext:value-type="string">
            <text:p>Heba M. Ezzat Dr. </text:p>
          </table:table-cell>
          <table:table-cell table:style-name="ce9" office:value-type="float" office:value="1" calcext:value-type="float">
            <text:p>1</text:p>
          </table:table-cell>
          <table:table-cell table:style-name="ce17" office:value-type="string" calcext:value-type="string">
            <text:p>Behavioral Agent-Based F al Agent-Based Framework for Inter amework for Interacting Financial acting Financial</text:p>
            <text:p>Markets </text:p>
          </table:table-cell>
          <table:table-cell table:style-name="ce2"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9" office:value-type="float" office:value="2020" calcext:value-type="float">
            <text:p>2020</text:p>
          </table:table-cell>
          <table:table-cell table:style-name="ce9" office:value-type="string" calcext:value-type="string">
            <text:p>Emerald Publishing Limited</text:p>
          </table:table-cell>
          <table:table-cell table:style-name="ce4"/>
          <table:table-cell table:style-name="ce9" office:value-type="string" calcext:value-type="string">
            <text:p>ResearchGate</text:p>
          </table:table-cell>
          <table:table-cell table:style-name="ce9"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23" office:value-type="string" calcext:value-type="string">
            <text:p><text:a xlink:href="https://buescholar.bue.edu.eg/cgi/viewcontent.cgi?article=1022&amp;context=bus_admin" xlink:type="simple">https://buescholar.bue.edu.eg/cgi/viewcontent.cgi?article=1022&amp;context=bus_admin</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7" calcext:value-type="float">
            <text:p>17</text:p>
          </table:table-cell>
          <table:table-cell table:style-name="ce9" office:value-type="string" calcext:value-type="string">
            <text:p>Qiuyue Zhang &amp; <text:s/>Yunfeng Zhang &amp; <text:s/>Xunxiang Yao &amp; <text:s/>Shilong Li &amp; <text:s/>Caiming Zhang &amp; <text:s/>Peide Liu</text:p>
          </table:table-cell>
          <table:table-cell table:style-name="ce9" office:value-type="float" office:value="6" calcext:value-type="float">
            <text:p>6</text:p>
          </table:table-cell>
          <table:table-cell table:style-name="ce17" office:value-type="string" calcext:value-type="string">
            <text:p>A Dynamic Attributes-driven Graph Attention Network Modeling on Behavioral Finance for Stock Prediction</text:p>
          </table:table-cell>
          <table:table-cell table:style-name="ce2"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9" office:value-type="float" office:value="2023" calcext:value-type="float">
            <text:p>2023</text:p>
          </table:table-cell>
          <table:table-cell table:style-name="ce9" office:value-type="string" calcext:value-type="string">
            <text:p>{ACM} Trans. Knowl. Discov. Data</text:p>
          </table:table-cell>
          <table:table-cell table:style-name="ce9"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4" table:number-columns-repeated="2"/>
          <table:table-cell table:style-name="ce23" office:value-type="string" calcext:value-type="string">
            <text:p><text:a xlink:href="https://dl.acm.org/doi/pdf/10.1145/3611311" xlink:type="simple">https://dl.acm.org/doi/pdf/10.1145/3611311</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8" calcext:value-type="float">
            <text:p>18</text:p>
          </table:table-cell>
          <table:table-cell table:style-name="ce9" office:value-type="string" calcext:value-type="string">
            <text:p>Gaofeng Zou <text:s/>&amp; <text:s text:c="2"/>Qiyuan Cheng <text:s/>&amp; <text:s text:c="2"/>Zhenwei Lv <text:s/>&amp; <text:s text:c="2"/>John Edmunds <text:s/>&amp; <text:s text:c="2"/>Xiaopeng Zhai </text:p>
          </table:table-cell>
          <table:table-cell table:style-name="ce9" office:value-type="float" office:value="5" calcext:value-type="float">
            <text:p>5</text:p>
          </table:table-cell>
          <table:table-cell table:style-name="ce17" office:value-type="string" calcext:value-type="string">
            <text:p>Investor Sentiment and IPOs Anomalies: An Agent-Based Computational Finance</text:p>
            <text:p/>
          </table:table-cell>
          <table:table-cell table:style-name="ce2"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9" office:value-type="float" office:value="2017" calcext:value-type="float">
            <text:p>2017</text:p>
          </table:table-cell>
          <table:table-cell table:style-name="ce9" office:value-type="string" calcext:value-type="string">
            <text:p>EURASIA Journal of Mathematics, Science and Technology Education</text:p>
          </table:table-cell>
          <table:table-cell table:style-name="ce4"/>
          <table:table-cell table:style-name="ce9" office:value-type="string" calcext:value-type="string">
            <text:p>GoogleScholar</text:p>
          </table:table-cell>
          <table:table-cell table:style-name="ce9"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9" office:value-type="string" calcext:value-type="string">
            <text:p>t-and-ipos-anomalies-an-agent-based-computational-finance-5159.pdf</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9" calcext:value-type="float">
            <text:p>19</text:p>
          </table:table-cell>
          <table:table-cell table:style-name="ce9" office:value-type="string" calcext:value-type="string">
            <text:p>Hiroshi Takahashi &amp; <text:s/>Takao Terano </text:p>
          </table:table-cell>
          <table:table-cell table:style-name="ce9" office:value-type="float" office:value="2" calcext:value-type="float">
            <text:p>2</text:p>
          </table:table-cell>
          <table:table-cell table:style-name="ce17" office:value-type="string" calcext:value-type="string">
            <text:p>Agent-Based Approach to Investors' Behavior and Asset Price Fluctuation in Financial Markets</text:p>
          </table:table-cell>
          <table:table-cell table:style-name="ce2"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9" office:value-type="float" office:value="2003" calcext:value-type="float">
            <text:p>2003</text:p>
          </table:table-cell>
          <table:table-cell table:style-name="ce9" office:value-type="string" calcext:value-type="string">
            <text:p>Journal of Artificial Societies and Social Simulation </text:p>
          </table:table-cell>
          <table:table-cell table:style-name="ce9"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4" table:number-columns-repeated="2"/>
          <table:table-cell table:style-name="ce23" office:value-type="string" calcext:value-type="string">
            <text:p><text:a xlink:href="https://jasss.soc.surrey.ac.uk/6/3/3.html" xlink:type="simple">https://jasss.soc.surrey.ac.uk/6/3/3.html</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20" calcext:value-type="float">
            <text:p>20</text:p>
          </table:table-cell>
          <table:table-cell table:style-name="ce9" office:value-type="string" calcext:value-type="string">
            <text:p>Mario A. Bertella &amp; <text:s/>Felipe R. Pires &amp; <text:s/>Ling Feng <text:s/>&amp; <text:s/>Harry Eugene Stanley</text:p>
          </table:table-cell>
          <table:table-cell table:style-name="ce9" office:value-type="float" office:value="4" calcext:value-type="float">
            <text:p>4</text:p>
          </table:table-cell>
          <table:table-cell table:style-name="ce17" office:value-type="string" calcext:value-type="string">
            <text:p>Confidence and the Stock Market: An Agent-Based Approach</text:p>
          </table:table-cell>
          <table:table-cell table:style-name="ce2"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9" office:value-type="float" office:value="2014" calcext:value-type="float">
            <text:p>2014</text:p>
          </table:table-cell>
          <table:table-cell table:style-name="ce9" office:value-type="string" calcext:value-type="string">
            <text:p>PLOS ONE</text:p>
          </table:table-cell>
          <table:table-cell table:style-name="ce4"/>
          <table:table-cell table:style-name="ce9" office:value-type="string" calcext:value-type="string">
            <text:p>EconPapers</text:p>
          </table:table-cell>
          <table:table-cell table:style-name="ce9"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23" office:value-type="string" calcext:value-type="string">
            <text:p><text:a xlink:href="https://journals.plos.org/plosone/article/file?id=10.1371/journal.pone.0083488&amp;type=printable" xlink:type="simple">https://journals.plos.org/plosone/article/file?id=10.1371/journal.pone.0083488&amp;type=printable</text:a></text:p>
          </table:table-cell>
          <table:table-cell table:number-columns-repeated="1012"/>
        </table:table-row>
        <table:table-row table:style-name="ro1">
          <table:table-cell table:style-name="ce4"/>
          <table:table-cell table:style-name="ce3" office:value-type="float" office:value="21" calcext:value-type="float">
            <text:p>21</text:p>
          </table:table-cell>
          <table:table-cell table:style-name="ce9" office:value-type="string" calcext:value-type="string">
            <text:p>Baocheng Geng &amp; <text:s/>Swastik Brahma &amp; <text:s/>Thakshila Wimalajeewa &amp; <text:s/>Pramod K. Varshney &amp; <text:s/>Muralidhar Rangaswamy</text:p>
          </table:table-cell>
          <table:table-cell table:style-name="ce9" office:value-type="float" office:value="5" calcext:value-type="float">
            <text:p>5</text:p>
          </table:table-cell>
          <table:table-cell table:style-name="ce17" office:value-type="string" calcext:value-type="string">
            <text:p>Prospect Theoretic Utility Based Human Decision Making in Multi-Agent</text:p>
            <text:p>                  Systems</text:p>
          </table:table-cell>
          <table:table-cell table:style-name="ce2"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9" office:value-type="float" office:value="2020" calcext:value-type="float">
            <text:p>2020</text:p>
          </table:table-cell>
          <table:table-cell table:style-name="ce9" office:value-type="string" calcext:value-type="string">
            <text:p>{IEEE} Trans. Signal Process</text:p>
          </table:table-cell>
          <table:table-cell table:style-name="ce9"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4" table:number-columns-repeated="2"/>
          <table:table-cell table:style-name="ce23" office:value-type="string" calcext:value-type="string">
            <text:p><text:a xlink:href="https://ieeexplore.ieee.org/stamp/stamp.jsp?tp=&amp;arnumber=8976222" xlink:type="simple">https://ieeexplore.ieee.org/stamp/stamp.jsp?tp=&amp;arnumber=8976222</text:a></text:p>
          </table:table-cell>
          <table:table-cell table:number-columns-repeated="1012"/>
        </table:table-row>
        <table:table-row table:style-name="ro1">
          <table:table-cell table:style-name="ce4"/>
          <table:table-cell table:style-name="ce3" office:value-type="float" office:value="22" calcext:value-type="float">
            <text:p>22</text:p>
          </table:table-cell>
          <table:table-cell table:style-name="ce9" office:value-type="string" calcext:value-type="string">
            <text:p>Yulei Rao <text:s/>&amp; <text:s text:c="2"/>Diefeng Peng <text:s/>&amp; <text:s text:c="2"/>Tingxia Tian</text:p>
          </table:table-cell>
          <table:table-cell table:style-name="ce9" office:value-type="float" office:value="3" calcext:value-type="float">
            <text:p>3</text:p>
          </table:table-cell>
          <table:table-cell table:style-name="ce17" office:value-type="string" calcext:value-type="string">
            <text:p>Advances in Agent-based Computational Finance:</text:p>
            <text:p>Aseet Pricing models from Heterogeneous and Interactive perspective </text:p>
          </table:table-cell>
          <table:table-cell table:style-name="ce2"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9" office:value-type="float" office:value="2008" calcext:value-type="float">
            <text:p>2008</text:p>
          </table:table-cell>
          <table:table-cell table:style-name="ce9" office:value-type="string" calcext:value-type="string">
            <text:p>2008 International Conference on Wireless Communications, Networking and Mobile Computing, WiCOM 2008</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23" office:value-type="string" calcext:value-type="string">
            <text:p><text:a xlink:href="https://ieeexplore.ieee.org/stamp/stamp.jsp?tp=&amp;arnumber=4680488" xlink:type="simple">https://ieeexplore.ieee.org/stamp/stamp.jsp?tp=&amp;arnumber=4680488</text:a></text:p>
          </table:table-cell>
          <table:table-cell table:number-columns-repeated="1012"/>
        </table:table-row>
        <table:table-row table:style-name="ro1">
          <table:table-cell table:style-name="ce4"/>
          <table:table-cell table:style-name="ce3" office:value-type="float" office:value="23" calcext:value-type="float">
            <text:p>23</text:p>
          </table:table-cell>
          <table:table-cell table:style-name="ce10" office:value-type="string" calcext:value-type="string">
            <text:p>Werner De Bondt &amp; <text:s text:c="2"/>Rosa M. Mayoral &amp; <text:s/>Eleuterio Vallelado</text:p>
          </table:table-cell>
          <table:table-cell table:style-name="ce9" office:value-type="float" office:value="3" calcext:value-type="float">
            <text:p>3</text:p>
          </table:table-cell>
          <table:table-cell table:style-name="ce17" office:value-type="string" calcext:value-type="string">
            <text:p>Behavioral decision-making in finance: An overview and assessment of selected research</text:p>
          </table:table-cell>
          <table:table-cell table:style-name="ce2"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9" office:value-type="float" office:value="2013" calcext:value-type="float">
            <text:p>2013</text:p>
          </table:table-cell>
          <table:table-cell table:style-name="ce9" office:value-type="string" calcext:value-type="string">
            <text:p>Spanish Journal of Finance and Accounting / Revista Española de Financiación y Contabilidad</text:p>
          </table:table-cell>
          <table:table-cell table:style-name="ce4"/>
          <table:table-cell table:style-name="ce9" office:value-type="string" calcext:value-type="string">
            <text:p>tandf</text:p>
          </table:table-cell>
          <table:table-cell table:style-name="ce9"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23" office:value-type="string" calcext:value-type="string">
            <text:p><text:a xlink:href="https://www.researchgate.net/publication/281668424_Behavioral_decision-making_in_finance_An_overview_and_assessment_of_selected_research" xlink:type="simple">https://www.researchgate.net/publication/281668424_Behavioral_decision-making_in_finance_An_overview_and_assessment_of_selected_research</text:a></text:p>
          </table:table-cell>
          <table:table-cell table:number-columns-repeated="1012"/>
        </table:table-row>
        <table:table-row table:style-name="ro1">
          <table:table-cell table:style-name="ce4"/>
          <table:table-cell table:style-name="ce3" office:value-type="float" office:value="24" calcext:value-type="float">
            <text:p>24</text:p>
          </table:table-cell>
          <table:table-cell table:style-name="ce9" office:value-type="string" calcext:value-type="string">
            <text:p>Giorgio Fagiolo &amp; <text:s text:c="2"/>Mattia Guerini &amp; <text:s text:c="2"/>Francesco Lamperti &amp; <text:s text:c="2"/>Alessio Moneta <text:s/>&amp; <text:s text:c="2"/>Andrea Roventini </text:p>
          </table:table-cell>
          <table:table-cell table:style-name="ce9" office:value-type="float" office:value="5" calcext:value-type="float">
            <text:p>5</text:p>
          </table:table-cell>
          <table:table-cell table:style-name="ce17" office:value-type="string" calcext:value-type="string">
            <text:p>Validation of Agent-Based Models in Economics and Financ</text:p>
            <text:p/>
          </table:table-cell>
          <table:table-cell table:style-name="ce2"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9" office:value-type="float" office:value="2019" calcext:value-type="float">
            <text:p>2019</text:p>
          </table:table-cell>
          <table:table-cell table:style-name="ce9" office:value-type="string" calcext:value-type="string">
            <text:p>Scuola Superiore Sant'Anna, Laboratory of Economics and Management (LEM), Pisa</text:p>
          </table:table-cell>
          <table:table-cell table:style-name="ce4"/>
          <table:table-cell table:style-name="ce9" office:value-type="string" calcext:value-type="string">
            <text:p>econster</text:p>
          </table:table-cell>
          <table:table-cell table:style-name="ce9"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23" office:value-type="string" calcext:value-type="string">
            <text:p><text:a xlink:href="http://www.isigrowth.eu/wp-content/uploads/2017/10/working_paper_2017_25.pdf" xlink:type="simple">http://www.isigrowth.eu/wp-content/uploads/2017/10/working_paper_2017_25.pdf</text:a></text:p>
          </table:table-cell>
          <table:table-cell table:number-columns-repeated="1012"/>
        </table:table-row>
        <table:table-row table:style-name="ro1">
          <table:table-cell table:style-name="ce4"/>
          <table:table-cell table:style-name="ce3" office:value-type="float" office:value="25" calcext:value-type="float">
            <text:p>25</text:p>
          </table:table-cell>
          <table:table-cell table:style-name="ce11" office:value-type="string" calcext:value-type="string">
            <text:p>HEPING PAN*</text:p>
          </table:table-cell>
          <table:table-cell table:style-name="ce9" office:value-type="float" office:value="1" calcext:value-type="float">
            <text:p>1</text:p>
          </table:table-cell>
          <table:table-cell table:style-name="ce17" office:value-type="string" calcext:value-type="string">
            <text:p>A BASIC THEORY OF INTELLIGENT FINANCE</text:p>
          </table:table-cell>
          <table:table-cell table:style-name="ce2"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9" office:value-type="float" office:value="2011" calcext:value-type="float">
            <text:p>2011</text:p>
          </table:table-cell>
          <table:table-cell table:style-name="ce9" office:value-type="string" calcext:value-type="string">
            <text:p>New Mathematics and Natural Computation</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23" office:value-type="string" calcext:value-type="string">
            <text:p><text:a xlink:href="https://www.researchgate.net/publication/227653035_A_BASIC_THEORY_OF_INTELLIGENT_FINANCE" xlink:type="simple">https://www.researchgate.net/publication/227653035_A_BASIC_THEORY_OF_INTELLIGENT_FINANCE</text:a></text:p>
          </table:table-cell>
          <table:table-cell table:number-columns-repeated="1012"/>
        </table:table-row>
        <table:table-row table:style-name="ro1">
          <table:table-cell table:style-name="ce4"/>
          <table:table-cell table:style-name="ce3" office:value-type="float" office:value="26" calcext:value-type="float">
            <text:p>26</text:p>
          </table:table-cell>
          <table:table-cell table:style-name="ce9" office:value-type="string" calcext:value-type="string">
            <text:p>Camila Back  &amp;   Stefan Morana  &amp;   Martin Spann </text:p>
            <text:p/>
          </table:table-cell>
          <table:table-cell table:style-name="ce9" office:value-type="float" office:value="3" calcext:value-type="float">
            <text:p>3</text:p>
          </table:table-cell>
          <table:table-cell table:style-name="ce17" office:value-type="string" calcext:value-type="string">
            <text:p>When do robo-advisors make us better investors? The impact of social design elements on investor behavior</text:p>
          </table:table-cell>
          <table:table-cell table:style-name="ce2" office:value-type="string" calcext:value-type="string">
            <text:p>Investors increasingly can obtain advice from “robo-advisors,” artificial intelligence–enabled digitalized service agents. We study whether and why the provision of investment advice from a robo-advisor improves individuals’ investment decisions. In two consequential induced-value experiments, we analyze the well-documented disposition effect, which reflects investors’ greater propensity to realize past gains than past losses. We find that the availability of a robo-advisor reduces (i.e., mitigates) investors’ disposition effect (Study 1). Moreover, imbuing the robo-advisor with social design elements (e.g., a name and the ability to communicate using natural language) negatively affects investment behavior (i.e., increases the disposition effect). The extent to which investors seek advice mediates this effect, i.e., investors ask for advice to a lesser extent from a robo-advisor with, compared to without, social design elements (Study 2). These results help advance our understanding on the benefits and limitations of artificial intelligence-enabled advisors for improving investors’ behavior in the context of increased digitization of financial services.</text:p>
            <text:p/>
          </table:table-cell>
          <table:table-cell table:style-name="ce9" office:value-type="float" office:value="2022" calcext:value-type="float">
            <text:p>2022</text:p>
          </table:table-cell>
          <table:table-cell table:style-name="ce9" office:value-type="string" calcext:value-type="string">
            <text:p>Journal of Behavioral and Experimental Economics</text:p>
          </table:table-cell>
          <table:table-cell table:style-name="ce4"/>
          <table:table-cell table:style-name="ce9" office:value-type="string" calcext:value-type="string">
            <text:p>ScienceDirect</text:p>
          </table:table-cell>
          <table:table-cell table:style-name="ce9" office:value-type="string" calcext:value-type="string">
            <text:p>@article{BACK2023101984,</text:p>
            <text:p>title = {When do robo-advisors make us better investors? The impact of social design elements on investor behavior},</text:p>
            <text:p>journal = {Journal of Behavioral and Experimental Economics},</text:p>
            <text:p>volume = {103},</text:p>
            <text:p>pages = {101984},</text:p>
            <text:p>year = {2023},</text:p>
            <text:p>issn = {2214-8043},</text:p>
            <text:p>doi = {https://doi.org/10.1016/j.socec.2023.101984},</text:p>
            <text:p>url = {https://www.sciencedirect.com/science/article/pii/S2214804323000101},</text:p>
            <text:p>author = {Camila Back and Stefan Morana and Martin Spann},</text:p>
            <text:p>keywords = {Robo-Advisors, Financial Advice, Social Design Elements, Anthropomorphism, Disposition Effect, Economic Experiment},</text:p>
            <text:p>}</text:p>
          </table:table-cell>
          <table:table-cell table:style-name="ce23" office:value-type="string" calcext:value-type="string">
            <text:p><text:a xlink:href="https://www.sciencedirect.com/science/article/pii/S2214804323000101" xlink:type="simple">https://www.sciencedirect.com/science/article/pii/S2214804323000101</text:a></text:p>
          </table:table-cell>
          <table:table-cell table:number-columns-repeated="1012"/>
        </table:table-row>
        <table:table-row table:style-name="ro1">
          <table:table-cell table:style-name="ce4"/>
          <table:table-cell table:style-name="ce3" office:value-type="float" office:value="27" calcext:value-type="float">
            <text:p>27</text:p>
          </table:table-cell>
          <table:table-cell table:style-name="ce9" office:value-type="string" calcext:value-type="string">
            <text:p>K. MarekSpiåÃ &amp; <text:s text:c="2"/>Roman Å Perka</text:p>
          </table:table-cell>
          <table:table-cell table:style-name="ce9" office:value-type="float" office:value="2" calcext:value-type="float">
            <text:p>2</text:p>
          </table:table-cell>
          <table:table-cell table:style-name="ce17" office:value-type="string" calcext:value-type="string">
            <text:p>FINANCIAL MARKET SIMULATION BASED ON INTELLIGENT AGENTS â€“ CASE STUDY</text:p>
          </table:table-cell>
          <table:table-cell table:style-name="ce2" office:value-type="string" calcext:value-type="string">
            <text:p>We implement an agent-based financial market model simulation in which agents follow technical and fundamental trading rules to determine their speculative investment positions. We consider direct interactions between speculators due to which they may decide to change their trading behaviour. For instance, if a technical trader meets a fundamental trader and they realize that fundamental trading has been more profitable than technical trading in the recent past, the probability that the technical trader switches to fundamental trading rules is relatively high. In particular the influence of transaction costs is studied, which can be increased by the off-market regulation (for example in the form of taxes) on market stability, the overall volume of trade and other market characteristics.</text:p>
          </table:table-cell>
          <table:table-cell table:style-name="ce9" office:value-type="float" office:value="2011" calcext:value-type="float">
            <text:p>2011</text:p>
          </table:table-cell>
          <table:table-cell table:style-name="ce9" office:value-type="string" calcext:value-type="string">
            <text:p>Journal of Applied Economic Sciences</text:p>
          </table:table-cell>
          <table:table-cell table:style-name="ce4"/>
          <table:table-cell table:style-name="ce9" office:value-type="string" calcext:value-type="string">
            <text:p>Semantic Scholar</text:p>
          </table:table-cell>
          <table:table-cell table:style-name="ce9" office:value-type="string" calcext:value-type="string">
            <text:p>@article{MarekSpi2011FINANCIALMS,</text:p>
            <text:p>  title={FINANCIAL MARKET SIMULATION BASED ON INTELLIGENT AGENTS {\^a}€“ CASE STUDY},</text:p>
            <text:p>  author={K MarekSpi{\aa}{\~A} and Roman {\AA} Perka},</text:p>
            <text:p>  journal={Journal of Applied Economic Sciences},</text:p>
            <text:p>  year={2011},</text:p>
            <text:p>  volume={6},</text:p>
            <text:p>  pages={249-256},</text:p>
            <text:p>  url={https://api.semanticscholar.org/CorpusID:152500459}</text:p>
            <text:p>}</text:p>
          </table:table-cell>
          <table:table-cell table:style-name="ce23" office:value-type="string" calcext:value-type="string">
            <text:p><text:a xlink:href="https://www.ceeol.com/search/viewpdf?id=253431" xlink:type="simple">https://www.ceeol.com/search/viewpdf?id=253431</text:a></text:p>
          </table:table-cell>
          <table:table-cell table:number-columns-repeated="1012"/>
        </table:table-row>
        <table:table-row table:style-name="ro1">
          <table:table-cell table:style-name="ce4"/>
          <table:table-cell table:style-name="ce3" office:value-type="float" office:value="28" calcext:value-type="float">
            <text:p>28</text:p>
          </table:table-cell>
          <table:table-cell table:style-name="ce12" office:value-type="string" calcext:value-type="string">
            <text:p>Ce YU &amp; <text:s text:c="2"/>Xiang CHEN &amp; <text:s text:c="2"/>Chunyu WANG &amp; <text:s text:c="2"/>Hutong WU &amp; <text:s text:c="2"/>Jizhou SUN &amp; <text:s text:c="2"/>Yuelei LI &amp; <text:s/>Xiaotao ZHANG</text:p>
          </table:table-cell>
          <table:table-cell table:style-name="ce9" office:value-type="float" office:value="7" calcext:value-type="float">
            <text:p>7</text:p>
          </table:table-cell>
          <table:table-cell table:style-name="ce17" office:value-type="string" calcext:value-type="string">
            <text:p>An Improved Platform for Multi-Agent Based Stock Market Simulation in Distributed Environment</text:p>
          </table:table-cell>
          <table:table-cell table:style-name="ce2" office:value-type="string" calcext:value-type="string">
            <text:p>Multi-agent based simulation has been widely used in behavior finance, and several single-processed simulation platforms with Agent-Based Modeling (ABM) have been proposed. However, traditional simulations of stock markets on single processed computers are limited by the computing capability since financial researchers need larger and larger number of agents and more and more rounds to evolve agents' intelligence and get more efficient data. This paper introduces a distributed multi-agent simulation platform, named PSSPAM, for stock market simulation focusing on large scale of parallel agents, communication system and simulation scheduling. A logical architecture for distributed artificial stock market simulation is proposed, containing four loosely coupled modules: agent module, market module, communication system and user interface. With the customizable trading strategies inside, agents are deployed to multiple computing nodes. Agents exchange messages with each other and with the market based on a customizable network topology through a uniform communication system. With a large number of agent threads, the round scheduling strategy is used during the simulation, and a worker pool is applied in the market module. Financial researchers can design their own financial models and run the simulation through the user interface, without caring about the complexity of parallelization and related problems. Two groups of experiments are conducted, one with internal communication between agents and the other without communication between agents, to verify PSSPAM to be compatible with the data from Euronext-NYSE. And the platform shows fair scalability and performance under different parallelism configurations.</text:p>
          </table:table-cell>
          <table:table-cell table:style-name="ce9" office:value-type="float" office:value="2015" calcext:value-type="float">
            <text:p>2015</text:p>
          </table:table-cell>
          <table:table-cell table:style-name="ce9" office:value-type="string" calcext:value-type="string">
            <text:p>IEICE TRANSACTIONS on Information and Systems <text:s text:c="2"/>Vol.E98-D <text:s text:c="3"/>No.10 <text:s text:c="3"/>pp.1727-1735</text:p>
          </table:table-cell>
          <table:table-cell table:style-name="ce9" office:value-type="string" calcext:value-type="string">
            <text:p>@article{DBLP:journals/ieicet/YuCWWSLZ15,</text:p>
            <text:p>  author       = {Ce Yu and</text:p>
            <text:p>                  Xiang Chen and</text:p>
            <text:p>                  Chunyu Wang and</text:p>
            <text:p>                  Hutong Wu and</text:p>
            <text:p>                  Jizhou Sun and</text:p>
            <text:p>                  Yuelei Li and</text:p>
            <text:p>                  Xiaotao Zhang},</text:p>
            <text:p>  title        = {An Improved Platform for Multi-Agent Based Stock Market Simulation</text:p>
            <text:p>                  in Distributed Environment},</text:p>
            <text:p>  journal      = {{IEICE} Trans. Inf. Syst.},</text:p>
            <text:p>  volume       = {98-D},</text:p>
            <text:p>  number       = {10},</text:p>
            <text:p>  pages        = {1727--1735},</text:p>
            <text:p>  year         = {2015},</text:p>
            <text:p>  url          = {https://doi.org/10.1587/transinf.2015EDP7050},</text:p>
            <text:p>  doi          = {10.1587/TRANSINF.2015EDP7050},</text:p>
            <text:p>  timestamp    = {Sat, 11 Apr 2020 15:27:11 +0200},</text:p>
            <text:p>  biburl       = {https://dblp.org/rec/journals/ieicet/YuCWWSLZ15.bib},</text:p>
            <text:p>  bibsource    = {dblp computer science bibliography, https://dblp.org}</text:p>
            <text:p>}</text:p>
          </table:table-cell>
          <table:table-cell table:style-name="ce4" table:number-columns-repeated="2"/>
          <table:table-cell table:style-name="ce23" office:value-type="string" calcext:value-type="string">
            <text:p><text:a xlink:href="https://www.jstage.jst.go.jp/article/transinf/E98.D/10/E98.D_2015EDP7050/_pdf/-char/en" xlink:type="simple">https://www.jstage.jst.go.jp/article/transinf/E98.D/10/E98.D_2015EDP7050/_pdf/-char/en</text:a></text:p>
          </table:table-cell>
          <table:table-cell table:number-columns-repeated="1012"/>
        </table:table-row>
        <table:table-row table:style-name="ro1">
          <table:table-cell table:style-name="ce4"/>
          <table:table-cell table:style-name="ce3" office:value-type="float" office:value="29" calcext:value-type="float">
            <text:p>29</text:p>
          </table:table-cell>
          <table:table-cell table:style-name="ce9" office:value-type="string" calcext:value-type="string">
            <text:p>Dalel Kanzari <text:s/>&amp; <text:s/>Yosra Ben Said</text:p>
          </table:table-cell>
          <table:table-cell table:style-name="ce9" office:value-type="float" office:value="2" calcext:value-type="float">
            <text:p>2</text:p>
          </table:table-cell>
          <table:table-cell table:style-name="ce17" office:value-type="string" calcext:value-type="string">
            <text:p>ADAPTIVE AGENTS MODELING AND SIMULATION IN ARTIFICIAL FINANCIAL</text:p>
            <text:p>MARKET </text:p>
          </table:table-cell>
          <table:table-cell table:style-name="ce2" office:value-type="string" calcext:value-type="string">
            <text:p>Agent-based artificial financial market generally models the agents’ interactions and their impact on the</text:p>
            <text:p>price dynamics and the market stability. We propose to conceive and simulate a new approach of traders’</text:p>
            <text:p>models that adapt their behaviors to the market conditions (stability V.S instability) variation, to prove the</text:p>
            <text:p>dynamic of the price security formation in the financial market. We consider three kind of traders: The</text:p>
            <text:p>rational-adaptive investors who are more fundamentalists during stable regime but dynamically mutate to</text:p>
            <text:p>behavioral and mimetic during crisis regime. The noise traders who are irrationals; they switch between</text:p>
            <text:p>overconfident and loss adverse behaviors; Mimetic traders who adopt a mimetic behavior and follow the</text:p>
            <text:p>most dominant decision in the market. Our experimental results show that the dynamic behavior of the</text:p>
            <text:p>rational-adaptive investors, that become irrational in instability periods, is a relevant determinant of the</text:p>
            <text:p>crisis periods. </text:p>
          </table:table-cell>
          <table:table-cell table:style-name="ce9" office:value-type="float" office:value="2019" calcext:value-type="float">
            <text:p>2019</text:p>
          </table:table-cell>
          <table:table-cell table:style-name="ce9" office:value-type="string" calcext:value-type="string">
            <text:p>ACM</text:p>
          </table:table-cell>
          <table:table-cell table:style-name="ce9" office:value-type="string" calcext:value-type="string">
            <text:p>@inproceedings{DBLP:conf/scsc/KanzariS19,</text:p>
            <text:p>  author       = {Dalel Kanzari and</text:p>
            <text:p>                  Yosra Ben Said},</text:p>
            <text:p>  editor       = {Umut Durak},</text:p>
            <text:p>  title        = {Adaptive agents modeling and simulation in artificial financial market},</text:p>
            <text:p>  booktitle    = {Proceedings of the 2019 Summer Simulation Conference, SummerSim 2019,</text:p>
            <text:p>                  Berlin, Germany, July 22-24, 2019},</text:p>
            <text:p>  pages        = {27:1--27:12},</text:p>
            <text:p>  publisher    = {{ACM}},</text:p>
            <text:p>  year         = {2019},</text:p>
            <text:p>  url          = {https://dl.acm.org/citation.cfm?id=3374165},</text:p>
            <text:p>  timestamp    = {Wed, 04 Dec 2019 19:25:53 +0100},</text:p>
            <text:p>  biburl       = {https://dblp.org/rec/conf/scsc/KanzariS19.bib},</text:p>
            <text:p>  bibsource    = {dblp computer science bibliography, https://dblp.org}</text:p>
            <text:p>}</text:p>
          </table:table-cell>
          <table:table-cell table:style-name="ce4" table:number-columns-repeated="2"/>
          <table:table-cell table:style-name="ce23" office:value-type="string" calcext:value-type="string">
            <text:p><text:a xlink:href="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 xlink:type="simple">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text:a></text:p>
          </table:table-cell>
          <table:table-cell table:number-columns-repeated="1012"/>
        </table:table-row>
        <table:table-row table:style-name="ro1">
          <table:table-cell table:style-name="ce4"/>
          <table:table-cell table:style-name="ce3" office:value-type="float" office:value="30" calcext:value-type="float">
            <text:p>30</text:p>
          </table:table-cell>
          <table:table-cell table:style-name="ce9" office:value-type="string" calcext:value-type="string">
            <text:p>Ahmed El Oubani &amp; <text:s text:c="2"/>Mostafa Lekhal</text:p>
          </table:table-cell>
          <table:table-cell table:style-name="ce9" office:value-type="float" office:value="2" calcext:value-type="float">
            <text:p>2</text:p>
          </table:table-cell>
          <table:table-cell table:style-name="ce17" office:value-type="string" calcext:value-type="string">
            <text:p>An agent-based model of financial market efficiency dynamics</text:p>
          </table:table-cell>
          <table:table-cell table:style-name="ce2" office:value-type="string" calcext:value-type="string">
            <text:p>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able:table-cell>
          <table:table-cell table:style-name="ce9" office:value-type="float" office:value="2022" calcext:value-type="float">
            <text:p>2022</text:p>
          </table:table-cell>
          <table:table-cell table:style-name="ce9" office:value-type="string" calcext:value-type="string">
            <text:p>Borsa Istanbul Review</text:p>
          </table:table-cell>
          <table:table-cell table:style-name="ce4"/>
          <table:table-cell table:style-name="ce9" office:value-type="string" calcext:value-type="string">
            <text:p>ScienceDirect</text:p>
          </table:table-cell>
          <table:table-cell table:style-name="ce9" office:value-type="string" calcext:value-type="string">
            <text:p>@article{ELOUBANI2022699,</text:p>
            <text:p>title = {An agent-based model of financial market efficiency dynamics},</text:p>
            <text:p>journal = {Borsa Istanbul Review},</text:p>
            <text:p>volume = {22},</text:p>
            <text:p>number = {4},</text:p>
            <text:p>pages = {699-710},</text:p>
            <text:p>year = {2022},</text:p>
            <text:p>issn = {2214-8450},</text:p>
            <text:p>doi = {https://doi.org/10.1016/j.bir.2021.10.005},</text:p>
            <text:p>url = {https://www.sciencedirect.com/science/article/pii/S2214845021000995},</text:p>
            <text:p>author = {Ahmed {El Oubani} and Mostafa Lekhal},</text:p>
            <text:p>keywords = {Adaptive market hypothesis (AMH), Price dynamics, Stylized facts, Time-varying degree of efficiency},</text:p>
            <text:p>abstract = {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ext:p>}</text:p>
          </table:table-cell>
          <table:table-cell table:style-name="ce23" office:value-type="string" calcext:value-type="string">
            <text:p><text:a xlink:href="https://www.researchgate.net/publication/355962915_An_Agent-Based_Model_of_Financial_Market_Efficiency_Dynamics" xlink:type="simple">https://www.researchgate.net/publication/355962915_An_Agent-Based_Model_of_Financial_Market_Efficiency_Dynamics</text:a></text:p>
          </table:table-cell>
          <table:table-cell table:number-columns-repeated="1012"/>
        </table:table-row>
        <table:table-row table:style-name="ro1">
          <table:table-cell/>
          <table:table-cell table:style-name="ce3"/>
          <table:table-cell table:number-columns-repeated="2"/>
          <table:table-cell table:style-name="ce17"/>
          <table:table-cell table:style-name="ce2"/>
          <table:table-cell table:number-columns-repeated="1018"/>
        </table:table-row>
        <table:table-row table:style-name="ro1" table:number-rows-repeated="932">
          <table:table-cell table:number-columns-repeated="4"/>
          <table:table-cell table:style-name="ce17"/>
          <table:table-cell table:style-name="ce2"/>
          <table:table-cell table:number-columns-repeated="101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heet1.E1:Sheet1.E3">
            <calcext:condition calcext:apply-style-name="ConditionalStyle_1" calcext:value="formula-is(LEN(TRIM([.E1]))&gt;0)" calcext:base-cell-address="Sheet1.E1"/>
          </calcext:conditional-format>
        </calcext:conditional-formats>
      </table:table>
      <table:named-expressions/>
      <table:database-ranges>
        <table:database-range table:name="Table_1" table:target-range-address="Sheet1.A4:Sheet1.O35"/>
        <table:database-range table:name="Table_2" table:target-range-address="Sheet1.A38:Sheet1.L6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G_d0_f2" svg:font-family="G_d0_f2"/>
    <style:font-face style:name="Inherit" svg:font-family="Inherit"/>
    <style:font-face style:name="Palatino Linotype" svg:font-family="'Palatino Linotyp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6" meta:object-count="0"/>
    <meta:generator>LibreOfficeDev/6.0.5.2$Linux_X86_64 LibreOffice_project/</meta:generator>
  </office:meta>
</office:document-meta>
</file>